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7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67.9669in" svg:y="0.0394in">
            <draw:object draw:notify-on-update-of-ranges="Sheet1.CY1:Sheet1.CY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5" table:default-cell-style-name="Default"/>
        <table:table-column table:style-name="co3" table:number-columns-repeated="5" table:default-cell-style-name="Default"/>
        <table:table-column table:style-name="co2" table:number-columns-repeated="50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float" office:value="17784020" calcext:value-type="float">
            <text:p>17784020</text:p>
          </table:table-cell>
          <table:table-cell office:value-type="float" office:value="17765544" calcext:value-type="float">
            <text:p>17765544</text:p>
          </table:table-cell>
          <table:table-cell office:value-type="float" office:value="17796293" calcext:value-type="float">
            <text:p>17796293</text:p>
          </table:table-cell>
          <table:table-cell office:value-type="float" office:value="24819573" calcext:value-type="float">
            <text:p>24819573</text:p>
          </table:table-cell>
          <table:table-cell office:value-type="float" office:value="26343253" calcext:value-type="float">
            <text:p>26343253</text:p>
          </table:table-cell>
          <table:table-cell office:value-type="float" office:value="26570923" calcext:value-type="float">
            <text:p>26570923</text:p>
          </table:table-cell>
          <table:table-cell office:value-type="float" office:value="35107346" calcext:value-type="float">
            <text:p>35107346</text:p>
          </table:table-cell>
          <table:table-cell office:value-type="float" office:value="26242641" calcext:value-type="float">
            <text:p>26242641</text:p>
          </table:table-cell>
          <table:table-cell office:value-type="float" office:value="26276927" calcext:value-type="float">
            <text:p>26276927</text:p>
          </table:table-cell>
          <table:table-cell office:value-type="float" office:value="26226281" calcext:value-type="float">
            <text:p>26226281</text:p>
          </table:table-cell>
          <table:table-cell office:value-type="float" office:value="26187655" calcext:value-type="float">
            <text:p>26187655</text:p>
          </table:table-cell>
          <table:table-cell office:value-type="float" office:value="27219697" calcext:value-type="float">
            <text:p>27219697</text:p>
          </table:table-cell>
          <table:table-cell office:value-type="float" office:value="26564804" calcext:value-type="float">
            <text:p>26564804</text:p>
          </table:table-cell>
          <table:table-cell office:value-type="float" office:value="26231366" calcext:value-type="float">
            <text:p>26231366</text:p>
          </table:table-cell>
          <table:table-cell office:value-type="float" office:value="32259342" calcext:value-type="float">
            <text:p>32259342</text:p>
          </table:table-cell>
          <table:table-cell office:value-type="float" office:value="32522347" calcext:value-type="float">
            <text:p>32522347</text:p>
          </table:table-cell>
          <table:table-cell office:value-type="float" office:value="38538463" calcext:value-type="float">
            <text:p>38538463</text:p>
          </table:table-cell>
          <table:table-cell office:value-type="float" office:value="39764395" calcext:value-type="float">
            <text:p>39764395</text:p>
          </table:table-cell>
          <table:table-cell office:value-type="float" office:value="32172412" calcext:value-type="float">
            <text:p>32172412</text:p>
          </table:table-cell>
          <table:table-cell office:value-type="float" office:value="32357600" calcext:value-type="float">
            <text:p>32357600</text:p>
          </table:table-cell>
          <table:table-cell office:value-type="float" office:value="32102141" calcext:value-type="float">
            <text:p>32102141</text:p>
          </table:table-cell>
          <table:table-cell office:value-type="float" office:value="32368309" calcext:value-type="float">
            <text:p>32368309</text:p>
          </table:table-cell>
          <table:table-cell office:value-type="float" office:value="32254621" calcext:value-type="float">
            <text:p>32254621</text:p>
          </table:table-cell>
          <table:table-cell office:value-type="float" office:value="32389146" calcext:value-type="float">
            <text:p>32389146</text:p>
          </table:table-cell>
          <table:table-cell office:value-type="float" office:value="22298609" calcext:value-type="float">
            <text:p>22298609</text:p>
          </table:table-cell>
          <table:table-cell office:value-type="float" office:value="24223656" calcext:value-type="float">
            <text:p>24223656</text:p>
          </table:table-cell>
          <table:table-cell office:value-type="float" office:value="22676843" calcext:value-type="float">
            <text:p>22676843</text:p>
          </table:table-cell>
          <table:table-cell office:value-type="float" office:value="21999823" calcext:value-type="float">
            <text:p>21999823</text:p>
          </table:table-cell>
          <table:table-cell office:value-type="float" office:value="21955772" calcext:value-type="float">
            <text:p>21955772</text:p>
          </table:table-cell>
          <table:table-cell office:value-type="float" office:value="21903046" calcext:value-type="float">
            <text:p>21903046</text:p>
          </table:table-cell>
          <table:table-cell office:value-type="float" office:value="22567743" calcext:value-type="float">
            <text:p>22567743</text:p>
          </table:table-cell>
          <table:table-cell office:value-type="float" office:value="22186050" calcext:value-type="float">
            <text:p>22186050</text:p>
          </table:table-cell>
          <table:table-cell office:value-type="float" office:value="21869510" calcext:value-type="float">
            <text:p>21869510</text:p>
          </table:table-cell>
          <table:table-cell office:value-type="float" office:value="22319284" calcext:value-type="float">
            <text:p>22319284</text:p>
          </table:table-cell>
          <table:table-cell office:value-type="float" office:value="22406215" calcext:value-type="float">
            <text:p>22406215</text:p>
          </table:table-cell>
          <table:table-cell office:value-type="float" office:value="21970272" calcext:value-type="float">
            <text:p>21970272</text:p>
          </table:table-cell>
          <table:table-cell office:value-type="float" office:value="25336172" calcext:value-type="float">
            <text:p>25336172</text:p>
          </table:table-cell>
          <table:table-cell office:value-type="float" office:value="25419784" calcext:value-type="float">
            <text:p>25419784</text:p>
          </table:table-cell>
          <table:table-cell office:value-type="float" office:value="25660514" calcext:value-type="float">
            <text:p>25660514</text:p>
          </table:table-cell>
          <table:table-cell office:value-type="float" office:value="28881603" calcext:value-type="float">
            <text:p>28881603</text:p>
          </table:table-cell>
          <table:table-cell office:value-type="float" office:value="25387896" calcext:value-type="float">
            <text:p>25387896</text:p>
          </table:table-cell>
          <table:table-cell office:value-type="float" office:value="25331056" calcext:value-type="float">
            <text:p>25331056</text:p>
          </table:table-cell>
          <table:table-cell office:value-type="float" office:value="25268853" calcext:value-type="float">
            <text:p>25268853</text:p>
          </table:table-cell>
          <table:table-cell office:value-type="float" office:value="25258672" calcext:value-type="float">
            <text:p>25258672</text:p>
          </table:table-cell>
          <table:table-cell office:value-type="float" office:value="25578181" calcext:value-type="float">
            <text:p>25578181</text:p>
          </table:table-cell>
          <table:table-cell office:value-type="float" office:value="26724524" calcext:value-type="float">
            <text:p>26724524</text:p>
          </table:table-cell>
          <table:table-cell office:value-type="float" office:value="25204910" calcext:value-type="float">
            <text:p>25204910</text:p>
          </table:table-cell>
          <table:table-cell office:value-type="float" office:value="25620440" calcext:value-type="float">
            <text:p>25620440</text:p>
          </table:table-cell>
          <table:table-cell office:value-type="float" office:value="25642978" calcext:value-type="float">
            <text:p>25642978</text:p>
          </table:table-cell>
          <table:table-cell office:value-type="float" office:value="29875567" calcext:value-type="float">
            <text:p>29875567</text:p>
          </table:table-cell>
          <table:table-cell office:value-type="float" office:value="26215595" calcext:value-type="float">
            <text:p>26215595</text:p>
          </table:table-cell>
          <table:table-cell office:value-type="float" office:value="26142109" calcext:value-type="float">
            <text:p>26142109</text:p>
          </table:table-cell>
          <table:table-cell office:value-type="float" office:value="26299720" calcext:value-type="float">
            <text:p>26299720</text:p>
          </table:table-cell>
          <table:table-cell office:value-type="float" office:value="26303939" calcext:value-type="float">
            <text:p>26303939</text:p>
          </table:table-cell>
          <table:table-cell office:value-type="float" office:value="26184186" calcext:value-type="float">
            <text:p>26184186</text:p>
          </table:table-cell>
          <table:table-cell office:value-type="float" office:value="26265817" calcext:value-type="float">
            <text:p>26265817</text:p>
          </table:table-cell>
          <table:table-cell office:value-type="float" office:value="26601074" calcext:value-type="float">
            <text:p>26601074</text:p>
          </table:table-cell>
          <table:table-cell office:value-type="float" office:value="26589259" calcext:value-type="float">
            <text:p>26589259</text:p>
          </table:table-cell>
          <table:table-cell office:value-type="float" office:value="26617497" calcext:value-type="float">
            <text:p>26617497</text:p>
          </table:table-cell>
          <table:table-cell office:value-type="float" office:value="30635416" calcext:value-type="float">
            <text:p>30635416</text:p>
          </table:table-cell>
          <table:table-cell office:value-type="float" office:value="30709749" calcext:value-type="float">
            <text:p>30709749</text:p>
          </table:table-cell>
          <table:table-cell office:value-type="float" office:value="30762888" calcext:value-type="float">
            <text:p>30762888</text:p>
          </table:table-cell>
          <table:table-cell office:value-type="float" office:value="30732125" calcext:value-type="float">
            <text:p>30732125</text:p>
          </table:table-cell>
          <table:table-cell office:value-type="float" office:value="32546182" calcext:value-type="float">
            <text:p>32546182</text:p>
          </table:table-cell>
          <table:table-cell office:value-type="float" office:value="31010840" calcext:value-type="float">
            <text:p>31010840</text:p>
          </table:table-cell>
          <table:table-cell office:value-type="float" office:value="31089568" calcext:value-type="float">
            <text:p>31089568</text:p>
          </table:table-cell>
          <table:table-cell office:value-type="float" office:value="30501046" calcext:value-type="float">
            <text:p>30501046</text:p>
          </table:table-cell>
          <table:table-cell office:value-type="float" office:value="30536438" calcext:value-type="float">
            <text:p>30536438</text:p>
          </table:table-cell>
          <table:table-cell office:value-type="float" office:value="31039504" calcext:value-type="float">
            <text:p>31039504</text:p>
          </table:table-cell>
          <table:table-cell office:value-type="float" office:value="31433842" calcext:value-type="float">
            <text:p>31433842</text:p>
          </table:table-cell>
          <table:table-cell office:value-type="float" office:value="30955033" calcext:value-type="float">
            <text:p>30955033</text:p>
          </table:table-cell>
          <table:table-cell office:value-type="float" office:value="31243330" calcext:value-type="float">
            <text:p>31243330</text:p>
          </table:table-cell>
          <table:table-cell office:value-type="float" office:value="31337043" calcext:value-type="float">
            <text:p>31337043</text:p>
          </table:table-cell>
          <table:table-cell office:value-type="float" office:value="31283938" calcext:value-type="float">
            <text:p>31283938</text:p>
          </table:table-cell>
          <table:table-cell office:value-type="float" office:value="30963743" calcext:value-type="float">
            <text:p>30963743</text:p>
          </table:table-cell>
          <table:table-cell office:value-type="float" office:value="31190454" calcext:value-type="float">
            <text:p>31190454</text:p>
          </table:table-cell>
          <table:table-cell office:value-type="float" office:value="30900334" calcext:value-type="float">
            <text:p>30900334</text:p>
          </table:table-cell>
          <table:table-cell office:value-type="float" office:value="18754126" calcext:value-type="float">
            <text:p>18754126</text:p>
          </table:table-cell>
          <table:table-cell office:value-type="float" office:value="18735313" calcext:value-type="float">
            <text:p>18735313</text:p>
          </table:table-cell>
          <table:table-cell office:value-type="float" office:value="18744357" calcext:value-type="float">
            <text:p>18744357</text:p>
          </table:table-cell>
          <table:table-cell office:value-type="float" office:value="18762167" calcext:value-type="float">
            <text:p>18762167</text:p>
          </table:table-cell>
          <table:table-cell office:value-type="float" office:value="18727690" calcext:value-type="float">
            <text:p>18727690</text:p>
          </table:table-cell>
          <table:table-cell office:value-type="float" office:value="18656470" calcext:value-type="float">
            <text:p>18656470</text:p>
          </table:table-cell>
          <table:table-cell office:value-type="float" office:value="18726743" calcext:value-type="float">
            <text:p>18726743</text:p>
          </table:table-cell>
          <table:table-cell office:value-type="float" office:value="18654131" calcext:value-type="float">
            <text:p>18654131</text:p>
          </table:table-cell>
          <table:table-cell office:value-type="float" office:value="18782841" calcext:value-type="float">
            <text:p>18782841</text:p>
          </table:table-cell>
          <table:table-cell office:value-type="float" office:value="18807624" calcext:value-type="float">
            <text:p>18807624</text:p>
          </table:table-cell>
          <table:table-cell office:value-type="float" office:value="18932181" calcext:value-type="float">
            <text:p>18932181</text:p>
          </table:table-cell>
          <table:table-cell office:value-type="float" office:value="18756730" calcext:value-type="float">
            <text:p>18756730</text:p>
          </table:table-cell>
          <table:table-cell office:value-type="float" office:value="18867335" calcext:value-type="float">
            <text:p>18867335</text:p>
          </table:table-cell>
          <table:table-cell office:value-type="float" office:value="18779429" calcext:value-type="float">
            <text:p>18779429</text:p>
          </table:table-cell>
          <table:table-cell office:value-type="float" office:value="18748730" calcext:value-type="float">
            <text:p>18748730</text:p>
          </table:table-cell>
          <table:table-cell office:value-type="float" office:value="31924443" calcext:value-type="float">
            <text:p>31924443</text:p>
          </table:table-cell>
          <table:table-cell office:value-type="float" office:value="32059376" calcext:value-type="float">
            <text:p>32059376</text:p>
          </table:table-cell>
          <table:table-cell office:value-type="float" office:value="32108108" calcext:value-type="float">
            <text:p>32108108</text:p>
          </table:table-cell>
          <table:table-cell office:value-type="float" office:value="32258335" calcext:value-type="float">
            <text:p>32258335</text:p>
          </table:table-cell>
          <table:table-cell office:value-type="float" office:value="31880658" calcext:value-type="float">
            <text:p>31880658</text:p>
          </table:table-cell>
          <table:table-cell office:value-type="float" office:value="31865605" calcext:value-type="float">
            <text:p>31865605</text:p>
          </table:table-cell>
          <table:table-cell office:value-type="float" office:value="31876487" calcext:value-type="float">
            <text:p>31876487</text:p>
          </table:table-cell>
          <table:table-cell office:value-type="float" office:value="32401320" calcext:value-type="float">
            <text:p>32401320</text:p>
          </table:table-cell>
          <table:table-cell/>
          <table:table-cell table:formula="of:=AVERAGE([.B1:.CW1])" office:value-type="float" office:value="26553339.4" calcext:value-type="float">
            <text:p>26553339.4</text:p>
          </table:table-cell>
        </table:table-row>
        <table:table-row table:style-name="ro1">
          <table:table-cell/>
          <table:table-cell office:value-type="float" office:value="42458225" calcext:value-type="float">
            <text:p>42458225</text:p>
          </table:table-cell>
          <table:table-cell office:value-type="float" office:value="40688782" calcext:value-type="float">
            <text:p>40688782</text:p>
          </table:table-cell>
          <table:table-cell office:value-type="float" office:value="40632690" calcext:value-type="float">
            <text:p>40632690</text:p>
          </table:table-cell>
          <table:table-cell office:value-type="float" office:value="41145619" calcext:value-type="float">
            <text:p>41145619</text:p>
          </table:table-cell>
          <table:table-cell office:value-type="float" office:value="40775502" calcext:value-type="float">
            <text:p>40775502</text:p>
          </table:table-cell>
          <table:table-cell office:value-type="float" office:value="45047668" calcext:value-type="float">
            <text:p>45047668</text:p>
          </table:table-cell>
          <table:table-cell office:value-type="float" office:value="45084608" calcext:value-type="float">
            <text:p>45084608</text:p>
          </table:table-cell>
          <table:table-cell office:value-type="float" office:value="44586318" calcext:value-type="float">
            <text:p>44586318</text:p>
          </table:table-cell>
          <table:table-cell office:value-type="float" office:value="45104714" calcext:value-type="float">
            <text:p>45104714</text:p>
          </table:table-cell>
          <table:table-cell office:value-type="float" office:value="44652546" calcext:value-type="float">
            <text:p>44652546</text:p>
          </table:table-cell>
          <table:table-cell office:value-type="float" office:value="44838167" calcext:value-type="float">
            <text:p>44838167</text:p>
          </table:table-cell>
          <table:table-cell office:value-type="float" office:value="44490908" calcext:value-type="float">
            <text:p>44490908</text:p>
          </table:table-cell>
          <table:table-cell office:value-type="float" office:value="49685285" calcext:value-type="float">
            <text:p>49685285</text:p>
          </table:table-cell>
          <table:table-cell office:value-type="float" office:value="49833059" calcext:value-type="float">
            <text:p>49833059</text:p>
          </table:table-cell>
          <table:table-cell office:value-type="float" office:value="50269460" calcext:value-type="float">
            <text:p>50269460</text:p>
          </table:table-cell>
          <table:table-cell office:value-type="float" office:value="49710262" calcext:value-type="float">
            <text:p>49710262</text:p>
          </table:table-cell>
          <table:table-cell office:value-type="float" office:value="49674521" calcext:value-type="float">
            <text:p>49674521</text:p>
          </table:table-cell>
          <table:table-cell office:value-type="float" office:value="49641202" calcext:value-type="float">
            <text:p>49641202</text:p>
          </table:table-cell>
          <table:table-cell office:value-type="float" office:value="49656249" calcext:value-type="float">
            <text:p>49656249</text:p>
          </table:table-cell>
          <table:table-cell office:value-type="float" office:value="63658720" calcext:value-type="float">
            <text:p>63658720</text:p>
          </table:table-cell>
          <table:table-cell office:value-type="float" office:value="70220701" calcext:value-type="float">
            <text:p>70220701</text:p>
          </table:table-cell>
          <table:table-cell office:value-type="float" office:value="64483726" calcext:value-type="float">
            <text:p>64483726</text:p>
          </table:table-cell>
          <table:table-cell office:value-type="float" office:value="63976291" calcext:value-type="float">
            <text:p>63976291</text:p>
          </table:table-cell>
          <table:table-cell office:value-type="float" office:value="64074721" calcext:value-type="float">
            <text:p>64074721</text:p>
          </table:table-cell>
          <table:table-cell office:value-type="float" office:value="64021342" calcext:value-type="float">
            <text:p>64021342</text:p>
          </table:table-cell>
          <table:table-cell office:value-type="float" office:value="58205127" calcext:value-type="float">
            <text:p>58205127</text:p>
          </table:table-cell>
          <table:table-cell office:value-type="float" office:value="57746710" calcext:value-type="float">
            <text:p>57746710</text:p>
          </table:table-cell>
          <table:table-cell office:value-type="float" office:value="58221310" calcext:value-type="float">
            <text:p>58221310</text:p>
          </table:table-cell>
          <table:table-cell office:value-type="float" office:value="57741167" calcext:value-type="float">
            <text:p>57741167</text:p>
          </table:table-cell>
          <table:table-cell office:value-type="float" office:value="58155502" calcext:value-type="float">
            <text:p>58155502</text:p>
          </table:table-cell>
          <table:table-cell office:value-type="float" office:value="57728657" calcext:value-type="float">
            <text:p>57728657</text:p>
          </table:table-cell>
          <table:table-cell office:value-type="float" office:value="58434362" calcext:value-type="float">
            <text:p>58434362</text:p>
          </table:table-cell>
          <table:table-cell office:value-type="float" office:value="57922582" calcext:value-type="float">
            <text:p>57922582</text:p>
          </table:table-cell>
          <table:table-cell office:value-type="float" office:value="57758264" calcext:value-type="float">
            <text:p>57758264</text:p>
          </table:table-cell>
          <table:table-cell office:value-type="float" office:value="57987616" calcext:value-type="float">
            <text:p>57987616</text:p>
          </table:table-cell>
          <table:table-cell office:value-type="float" office:value="59132960" calcext:value-type="float">
            <text:p>59132960</text:p>
          </table:table-cell>
          <table:table-cell office:value-type="float" office:value="57860729" calcext:value-type="float">
            <text:p>57860729</text:p>
          </table:table-cell>
          <table:table-cell office:value-type="float" office:value="36174539" calcext:value-type="float">
            <text:p>36174539</text:p>
          </table:table-cell>
          <table:table-cell office:value-type="float" office:value="35846091" calcext:value-type="float">
            <text:p>35846091</text:p>
          </table:table-cell>
          <table:table-cell office:value-type="float" office:value="36508379" calcext:value-type="float">
            <text:p>36508379</text:p>
          </table:table-cell>
          <table:table-cell office:value-type="float" office:value="36386784" calcext:value-type="float">
            <text:p>36386784</text:p>
          </table:table-cell>
          <table:table-cell office:value-type="float" office:value="37830604" calcext:value-type="float">
            <text:p>37830604</text:p>
          </table:table-cell>
          <table:table-cell office:value-type="float" office:value="47278307" calcext:value-type="float">
            <text:p>47278307</text:p>
          </table:table-cell>
          <table:table-cell office:value-type="float" office:value="35892293" calcext:value-type="float">
            <text:p>35892293</text:p>
          </table:table-cell>
          <table:table-cell office:value-type="float" office:value="36054534" calcext:value-type="float">
            <text:p>36054534</text:p>
          </table:table-cell>
          <table:table-cell office:value-type="float" office:value="102955290" calcext:value-type="float">
            <text:p>102955290</text:p>
          </table:table-cell>
          <table:table-cell office:value-type="float" office:value="102713393" calcext:value-type="float">
            <text:p>102713393</text:p>
          </table:table-cell>
          <table:table-cell office:value-type="float" office:value="103149745" calcext:value-type="float">
            <text:p>103149745</text:p>
          </table:table-cell>
          <table:table-cell office:value-type="float" office:value="102441873" calcext:value-type="float">
            <text:p>102441873</text:p>
          </table:table-cell>
          <table:table-cell office:value-type="float" office:value="102945405" calcext:value-type="float">
            <text:p>102945405</text:p>
          </table:table-cell>
          <table:table-cell office:value-type="float" office:value="44763018" calcext:value-type="float">
            <text:p>44763018</text:p>
          </table:table-cell>
          <table:table-cell office:value-type="float" office:value="44621378" calcext:value-type="float">
            <text:p>44621378</text:p>
          </table:table-cell>
          <table:table-cell office:value-type="float" office:value="44529330" calcext:value-type="float">
            <text:p>44529330</text:p>
          </table:table-cell>
          <table:table-cell office:value-type="float" office:value="44603313" calcext:value-type="float">
            <text:p>44603313</text:p>
          </table:table-cell>
          <table:table-cell office:value-type="float" office:value="44266875" calcext:value-type="float">
            <text:p>44266875</text:p>
          </table:table-cell>
          <table:table-cell office:value-type="float" office:value="44771110" calcext:value-type="float">
            <text:p>44771110</text:p>
          </table:table-cell>
          <table:table-cell office:value-type="float" office:value="44392848" calcext:value-type="float">
            <text:p>44392848</text:p>
          </table:table-cell>
          <table:table-cell office:value-type="float" office:value="42850057" calcext:value-type="float">
            <text:p>42850057</text:p>
          </table:table-cell>
          <table:table-cell office:value-type="float" office:value="49667870" calcext:value-type="float">
            <text:p>49667870</text:p>
          </table:table-cell>
          <table:table-cell office:value-type="float" office:value="38673276" calcext:value-type="float">
            <text:p>38673276</text:p>
          </table:table-cell>
          <table:table-cell office:value-type="float" office:value="39093436" calcext:value-type="float">
            <text:p>39093436</text:p>
          </table:table-cell>
          <table:table-cell office:value-type="float" office:value="39137741" calcext:value-type="float">
            <text:p>39137741</text:p>
          </table:table-cell>
          <table:table-cell office:value-type="float" office:value="38879425" calcext:value-type="float">
            <text:p>38879425</text:p>
          </table:table-cell>
          <table:table-cell office:value-type="float" office:value="37531627" calcext:value-type="float">
            <text:p>37531627</text:p>
          </table:table-cell>
          <table:table-cell office:value-type="float" office:value="37397391" calcext:value-type="float">
            <text:p>37397391</text:p>
          </table:table-cell>
          <table:table-cell office:value-type="float" office:value="37600112" calcext:value-type="float">
            <text:p>37600112</text:p>
          </table:table-cell>
          <table:table-cell office:value-type="float" office:value="37902849" calcext:value-type="float">
            <text:p>37902849</text:p>
          </table:table-cell>
          <table:table-cell office:value-type="float" office:value="37698670" calcext:value-type="float">
            <text:p>37698670</text:p>
          </table:table-cell>
          <table:table-cell office:value-type="float" office:value="37752836" calcext:value-type="float">
            <text:p>37752836</text:p>
          </table:table-cell>
          <table:table-cell office:value-type="float" office:value="37363088" calcext:value-type="float">
            <text:p>37363088</text:p>
          </table:table-cell>
          <table:table-cell office:value-type="float" office:value="37676096" calcext:value-type="float">
            <text:p>37676096</text:p>
          </table:table-cell>
          <table:table-cell office:value-type="float" office:value="82736389" calcext:value-type="float">
            <text:p>82736389</text:p>
          </table:table-cell>
          <table:table-cell office:value-type="float" office:value="82999184" calcext:value-type="float">
            <text:p>82999184</text:p>
          </table:table-cell>
          <table:table-cell office:value-type="float" office:value="83098998" calcext:value-type="float">
            <text:p>83098998</text:p>
          </table:table-cell>
          <table:table-cell office:value-type="float" office:value="82551070" calcext:value-type="float">
            <text:p>82551070</text:p>
          </table:table-cell>
          <table:table-cell office:value-type="float" office:value="82962015" calcext:value-type="float">
            <text:p>82962015</text:p>
          </table:table-cell>
          <table:table-cell office:value-type="float" office:value="83514162" calcext:value-type="float">
            <text:p>83514162</text:p>
          </table:table-cell>
          <table:table-cell office:value-type="float" office:value="47974917" calcext:value-type="float">
            <text:p>47974917</text:p>
          </table:table-cell>
          <table:table-cell office:value-type="float" office:value="47878365" calcext:value-type="float">
            <text:p>47878365</text:p>
          </table:table-cell>
          <table:table-cell office:value-type="float" office:value="47988173" calcext:value-type="float">
            <text:p>47988173</text:p>
          </table:table-cell>
          <table:table-cell office:value-type="float" office:value="47928050" calcext:value-type="float">
            <text:p>47928050</text:p>
          </table:table-cell>
          <table:table-cell office:value-type="float" office:value="48335340" calcext:value-type="float">
            <text:p>48335340</text:p>
          </table:table-cell>
          <table:table-cell office:value-type="float" office:value="59704398" calcext:value-type="float">
            <text:p>59704398</text:p>
          </table:table-cell>
          <table:table-cell office:value-type="float" office:value="59487505" calcext:value-type="float">
            <text:p>59487505</text:p>
          </table:table-cell>
          <table:table-cell office:value-type="float" office:value="59311721" calcext:value-type="float">
            <text:p>59311721</text:p>
          </table:table-cell>
          <table:table-cell office:value-type="float" office:value="59742038" calcext:value-type="float">
            <text:p>59742038</text:p>
          </table:table-cell>
          <table:table-cell office:value-type="float" office:value="62992171" calcext:value-type="float">
            <text:p>62992171</text:p>
          </table:table-cell>
          <table:table-cell office:value-type="float" office:value="67657172" calcext:value-type="float">
            <text:p>67657172</text:p>
          </table:table-cell>
          <table:table-cell office:value-type="float" office:value="53258076" calcext:value-type="float">
            <text:p>53258076</text:p>
          </table:table-cell>
          <table:table-cell office:value-type="float" office:value="53591266" calcext:value-type="float">
            <text:p>53591266</text:p>
          </table:table-cell>
          <table:table-cell office:value-type="float" office:value="53736200" calcext:value-type="float">
            <text:p>53736200</text:p>
          </table:table-cell>
          <table:table-cell office:value-type="float" office:value="53357950" calcext:value-type="float">
            <text:p>53357950</text:p>
          </table:table-cell>
          <table:table-cell office:value-type="float" office:value="53398951" calcext:value-type="float">
            <text:p>53398951</text:p>
          </table:table-cell>
          <table:table-cell office:value-type="float" office:value="65408986" calcext:value-type="float">
            <text:p>65408986</text:p>
          </table:table-cell>
          <table:table-cell office:value-type="float" office:value="65701748" calcext:value-type="float">
            <text:p>65701748</text:p>
          </table:table-cell>
          <table:table-cell office:value-type="float" office:value="65114966" calcext:value-type="float">
            <text:p>65114966</text:p>
          </table:table-cell>
          <table:table-cell office:value-type="float" office:value="65797482" calcext:value-type="float">
            <text:p>65797482</text:p>
          </table:table-cell>
          <table:table-cell office:value-type="float" office:value="65586758" calcext:value-type="float">
            <text:p>65586758</text:p>
          </table:table-cell>
          <table:table-cell office:value-type="float" office:value="65635058" calcext:value-type="float">
            <text:p>65635058</text:p>
          </table:table-cell>
          <table:table-cell office:value-type="float" office:value="44359523" calcext:value-type="float">
            <text:p>44359523</text:p>
          </table:table-cell>
          <table:table-cell/>
          <table:table-cell table:formula="of:=AVERAGE([.B2:.CW2])" office:value-type="float" office:value="54444644.87" calcext:value-type="float">
            <text:p>54444644.87</text:p>
          </table:table-cell>
        </table:table-row>
        <table:table-row table:style-name="ro1">
          <table:table-cell/>
          <table:table-cell office:value-type="float" office:value="40723867" calcext:value-type="float">
            <text:p>40723867</text:p>
          </table:table-cell>
          <table:table-cell office:value-type="float" office:value="40460200" calcext:value-type="float">
            <text:p>40460200</text:p>
          </table:table-cell>
          <table:table-cell office:value-type="float" office:value="40386547" calcext:value-type="float">
            <text:p>40386547</text:p>
          </table:table-cell>
          <table:table-cell office:value-type="float" office:value="39988688" calcext:value-type="float">
            <text:p>39988688</text:p>
          </table:table-cell>
          <table:table-cell office:value-type="float" office:value="44636199" calcext:value-type="float">
            <text:p>44636199</text:p>
          </table:table-cell>
          <table:table-cell office:value-type="float" office:value="40263069" calcext:value-type="float">
            <text:p>40263069</text:p>
          </table:table-cell>
          <table:table-cell office:value-type="float" office:value="40011262" calcext:value-type="float">
            <text:p>40011262</text:p>
          </table:table-cell>
          <table:table-cell office:value-type="float" office:value="40453137" calcext:value-type="float">
            <text:p>40453137</text:p>
          </table:table-cell>
          <table:table-cell office:value-type="float" office:value="46333701" calcext:value-type="float">
            <text:p>46333701</text:p>
          </table:table-cell>
          <table:table-cell office:value-type="float" office:value="46717281" calcext:value-type="float">
            <text:p>46717281</text:p>
          </table:table-cell>
          <table:table-cell office:value-type="float" office:value="46888775" calcext:value-type="float">
            <text:p>46888775</text:p>
          </table:table-cell>
          <table:table-cell office:value-type="float" office:value="46222954" calcext:value-type="float">
            <text:p>46222954</text:p>
          </table:table-cell>
          <table:table-cell office:value-type="float" office:value="46573267" calcext:value-type="float">
            <text:p>46573267</text:p>
          </table:table-cell>
          <table:table-cell office:value-type="float" office:value="46978887" calcext:value-type="float">
            <text:p>46978887</text:p>
          </table:table-cell>
          <table:table-cell office:value-type="float" office:value="46708400" calcext:value-type="float">
            <text:p>46708400</text:p>
          </table:table-cell>
          <table:table-cell office:value-type="float" office:value="49075548" calcext:value-type="float">
            <text:p>49075548</text:p>
          </table:table-cell>
          <table:table-cell office:value-type="float" office:value="48908704" calcext:value-type="float">
            <text:p>48908704</text:p>
          </table:table-cell>
          <table:table-cell office:value-type="float" office:value="48849616" calcext:value-type="float">
            <text:p>48849616</text:p>
          </table:table-cell>
          <table:table-cell office:value-type="float" office:value="48995672" calcext:value-type="float">
            <text:p>48995672</text:p>
          </table:table-cell>
          <table:table-cell office:value-type="float" office:value="48873479" calcext:value-type="float">
            <text:p>48873479</text:p>
          </table:table-cell>
          <table:table-cell office:value-type="float" office:value="48843915" calcext:value-type="float">
            <text:p>48843915</text:p>
          </table:table-cell>
          <table:table-cell office:value-type="float" office:value="49255568" calcext:value-type="float">
            <text:p>49255568</text:p>
          </table:table-cell>
          <table:table-cell office:value-type="float" office:value="51856972" calcext:value-type="float">
            <text:p>51856972</text:p>
          </table:table-cell>
          <table:table-cell office:value-type="float" office:value="52328267" calcext:value-type="float">
            <text:p>52328267</text:p>
          </table:table-cell>
          <table:table-cell office:value-type="float" office:value="51579725" calcext:value-type="float">
            <text:p>51579725</text:p>
          </table:table-cell>
          <table:table-cell office:value-type="float" office:value="51830627" calcext:value-type="float">
            <text:p>51830627</text:p>
          </table:table-cell>
          <table:table-cell office:value-type="float" office:value="51706211" calcext:value-type="float">
            <text:p>51706211</text:p>
          </table:table-cell>
          <table:table-cell office:value-type="float" office:value="51985739" calcext:value-type="float">
            <text:p>51985739</text:p>
          </table:table-cell>
          <table:table-cell office:value-type="float" office:value="57025598" calcext:value-type="float">
            <text:p>57025598</text:p>
          </table:table-cell>
          <table:table-cell office:value-type="float" office:value="63732362" calcext:value-type="float">
            <text:p>63732362</text:p>
          </table:table-cell>
          <table:table-cell office:value-type="float" office:value="56780223" calcext:value-type="float">
            <text:p>56780223</text:p>
          </table:table-cell>
          <table:table-cell office:value-type="float" office:value="56611822" calcext:value-type="float">
            <text:p>56611822</text:p>
          </table:table-cell>
          <table:table-cell office:value-type="float" office:value="56614627" calcext:value-type="float">
            <text:p>56614627</text:p>
          </table:table-cell>
          <table:table-cell office:value-type="float" office:value="56362440" calcext:value-type="float">
            <text:p>56362440</text:p>
          </table:table-cell>
          <table:table-cell office:value-type="float" office:value="41094175" calcext:value-type="float">
            <text:p>41094175</text:p>
          </table:table-cell>
          <table:table-cell office:value-type="float" office:value="41058068" calcext:value-type="float">
            <text:p>41058068</text:p>
          </table:table-cell>
          <table:table-cell office:value-type="float" office:value="40822127" calcext:value-type="float">
            <text:p>40822127</text:p>
          </table:table-cell>
          <table:table-cell office:value-type="float" office:value="40880548" calcext:value-type="float">
            <text:p>40880548</text:p>
          </table:table-cell>
          <table:table-cell office:value-type="float" office:value="41086645" calcext:value-type="float">
            <text:p>41086645</text:p>
          </table:table-cell>
          <table:table-cell office:value-type="float" office:value="40649477" calcext:value-type="float">
            <text:p>40649477</text:p>
          </table:table-cell>
          <table:table-cell office:value-type="float" office:value="42344549" calcext:value-type="float">
            <text:p>42344549</text:p>
          </table:table-cell>
          <table:table-cell office:value-type="float" office:value="41954901" calcext:value-type="float">
            <text:p>41954901</text:p>
          </table:table-cell>
          <table:table-cell office:value-type="float" office:value="42066344" calcext:value-type="float">
            <text:p>42066344</text:p>
          </table:table-cell>
          <table:table-cell office:value-type="float" office:value="42176700" calcext:value-type="float">
            <text:p>42176700</text:p>
          </table:table-cell>
          <table:table-cell office:value-type="float" office:value="42558518" calcext:value-type="float">
            <text:p>42558518</text:p>
          </table:table-cell>
          <table:table-cell office:value-type="float" office:value="42299603" calcext:value-type="float">
            <text:p>42299603</text:p>
          </table:table-cell>
          <table:table-cell office:value-type="float" office:value="41975342" calcext:value-type="float">
            <text:p>41975342</text:p>
          </table:table-cell>
          <table:table-cell office:value-type="float" office:value="39878560" calcext:value-type="float">
            <text:p>39878560</text:p>
          </table:table-cell>
          <table:table-cell office:value-type="float" office:value="40085195" calcext:value-type="float">
            <text:p>40085195</text:p>
          </table:table-cell>
          <table:table-cell office:value-type="float" office:value="40469391" calcext:value-type="float">
            <text:p>40469391</text:p>
          </table:table-cell>
          <table:table-cell office:value-type="float" office:value="46964382" calcext:value-type="float">
            <text:p>46964382</text:p>
          </table:table-cell>
          <table:table-cell office:value-type="float" office:value="39841694" calcext:value-type="float">
            <text:p>39841694</text:p>
          </table:table-cell>
          <table:table-cell office:value-type="float" office:value="43860741" calcext:value-type="float">
            <text:p>43860741</text:p>
          </table:table-cell>
          <table:table-cell office:value-type="float" office:value="39892157" calcext:value-type="float">
            <text:p>39892157</text:p>
          </table:table-cell>
          <table:table-cell office:value-type="float" office:value="39012071" calcext:value-type="float">
            <text:p>39012071</text:p>
          </table:table-cell>
          <table:table-cell office:value-type="float" office:value="38834592" calcext:value-type="float">
            <text:p>38834592</text:p>
          </table:table-cell>
          <table:table-cell office:value-type="float" office:value="39096880" calcext:value-type="float">
            <text:p>39096880</text:p>
          </table:table-cell>
          <table:table-cell office:value-type="float" office:value="39295014" calcext:value-type="float">
            <text:p>39295014</text:p>
          </table:table-cell>
          <table:table-cell office:value-type="float" office:value="38883593" calcext:value-type="float">
            <text:p>38883593</text:p>
          </table:table-cell>
          <table:table-cell office:value-type="float" office:value="39059531" calcext:value-type="float">
            <text:p>39059531</text:p>
          </table:table-cell>
          <table:table-cell office:value-type="float" office:value="37956627" calcext:value-type="float">
            <text:p>37956627</text:p>
          </table:table-cell>
          <table:table-cell office:value-type="float" office:value="37698897" calcext:value-type="float">
            <text:p>37698897</text:p>
          </table:table-cell>
          <table:table-cell office:value-type="float" office:value="37692196" calcext:value-type="float">
            <text:p>37692196</text:p>
          </table:table-cell>
          <table:table-cell office:value-type="float" office:value="37815882" calcext:value-type="float">
            <text:p>37815882</text:p>
          </table:table-cell>
          <table:table-cell office:value-type="float" office:value="45056292" calcext:value-type="float">
            <text:p>45056292</text:p>
          </table:table-cell>
          <table:table-cell office:value-type="float" office:value="37659739" calcext:value-type="float">
            <text:p>37659739</text:p>
          </table:table-cell>
          <table:table-cell office:value-type="float" office:value="38174932" calcext:value-type="float">
            <text:p>38174932</text:p>
          </table:table-cell>
          <table:table-cell office:value-type="float" office:value="40179052" calcext:value-type="float">
            <text:p>40179052</text:p>
          </table:table-cell>
          <table:table-cell office:value-type="float" office:value="40455188" calcext:value-type="float">
            <text:p>40455188</text:p>
          </table:table-cell>
          <table:table-cell office:value-type="float" office:value="39977313" calcext:value-type="float">
            <text:p>39977313</text:p>
          </table:table-cell>
          <table:table-cell office:value-type="float" office:value="40492875" calcext:value-type="float">
            <text:p>40492875</text:p>
          </table:table-cell>
          <table:table-cell office:value-type="float" office:value="40452672" calcext:value-type="float">
            <text:p>40452672</text:p>
          </table:table-cell>
          <table:table-cell office:value-type="float" office:value="40369489" calcext:value-type="float">
            <text:p>40369489</text:p>
          </table:table-cell>
          <table:table-cell office:value-type="float" office:value="39874600" calcext:value-type="float">
            <text:p>39874600</text:p>
          </table:table-cell>
          <table:table-cell office:value-type="float" office:value="40017160" calcext:value-type="float">
            <text:p>40017160</text:p>
          </table:table-cell>
          <table:table-cell office:value-type="float" office:value="40172299" calcext:value-type="float">
            <text:p>40172299</text:p>
          </table:table-cell>
          <table:table-cell office:value-type="float" office:value="39861865" calcext:value-type="float">
            <text:p>39861865</text:p>
          </table:table-cell>
          <table:table-cell office:value-type="float" office:value="41391517" calcext:value-type="float">
            <text:p>41391517</text:p>
          </table:table-cell>
          <table:table-cell office:value-type="float" office:value="39928624" calcext:value-type="float">
            <text:p>39928624</text:p>
          </table:table-cell>
          <table:table-cell office:value-type="float" office:value="39683963" calcext:value-type="float">
            <text:p>39683963</text:p>
          </table:table-cell>
          <table:table-cell office:value-type="float" office:value="55561377" calcext:value-type="float">
            <text:p>55561377</text:p>
          </table:table-cell>
          <table:table-cell office:value-type="float" office:value="55161602" calcext:value-type="float">
            <text:p>55161602</text:p>
          </table:table-cell>
          <table:table-cell office:value-type="float" office:value="55476680" calcext:value-type="float">
            <text:p>55476680</text:p>
          </table:table-cell>
          <table:table-cell office:value-type="float" office:value="55422904" calcext:value-type="float">
            <text:p>55422904</text:p>
          </table:table-cell>
          <table:table-cell office:value-type="float" office:value="55454418" calcext:value-type="float">
            <text:p>55454418</text:p>
          </table:table-cell>
          <table:table-cell office:value-type="float" office:value="55670994" calcext:value-type="float">
            <text:p>55670994</text:p>
          </table:table-cell>
          <table:table-cell office:value-type="float" office:value="55689892" calcext:value-type="float">
            <text:p>55689892</text:p>
          </table:table-cell>
          <table:table-cell office:value-type="float" office:value="39379616" calcext:value-type="float">
            <text:p>39379616</text:p>
          </table:table-cell>
          <table:table-cell office:value-type="float" office:value="39369038" calcext:value-type="float">
            <text:p>39369038</text:p>
          </table:table-cell>
          <table:table-cell office:value-type="float" office:value="39376970" calcext:value-type="float">
            <text:p>39376970</text:p>
          </table:table-cell>
          <table:table-cell office:value-type="float" office:value="39584557" calcext:value-type="float">
            <text:p>39584557</text:p>
          </table:table-cell>
          <table:table-cell office:value-type="float" office:value="39235335" calcext:value-type="float">
            <text:p>39235335</text:p>
          </table:table-cell>
          <table:table-cell office:value-type="float" office:value="44685807" calcext:value-type="float">
            <text:p>44685807</text:p>
          </table:table-cell>
          <table:table-cell office:value-type="float" office:value="39553582" calcext:value-type="float">
            <text:p>39553582</text:p>
          </table:table-cell>
          <table:table-cell office:value-type="float" office:value="48064245" calcext:value-type="float">
            <text:p>48064245</text:p>
          </table:table-cell>
          <table:table-cell office:value-type="float" office:value="40139309" calcext:value-type="float">
            <text:p>40139309</text:p>
          </table:table-cell>
          <table:table-cell office:value-type="float" office:value="40276065" calcext:value-type="float">
            <text:p>40276065</text:p>
          </table:table-cell>
          <table:table-cell office:value-type="float" office:value="40742828" calcext:value-type="float">
            <text:p>40742828</text:p>
          </table:table-cell>
          <table:table-cell office:value-type="float" office:value="40216635" calcext:value-type="float">
            <text:p>40216635</text:p>
          </table:table-cell>
          <table:table-cell office:value-type="float" office:value="43856147" calcext:value-type="float">
            <text:p>43856147</text:p>
          </table:table-cell>
          <table:table-cell/>
          <table:table-cell table:formula="of:=AVERAGE([.B3:.CW3])" office:value-type="float" office:value="44385333.3" calcext:value-type="float">
            <text:p>44385333.3</text:p>
          </table:table-cell>
        </table:table-row>
        <table:table-row table:style-name="ro1">
          <table:table-cell/>
          <table:table-cell office:value-type="float" office:value="84189324" calcext:value-type="float">
            <text:p>84189324</text:p>
          </table:table-cell>
          <table:table-cell office:value-type="float" office:value="77681755" calcext:value-type="float">
            <text:p>77681755</text:p>
          </table:table-cell>
          <table:table-cell office:value-type="float" office:value="76881874" calcext:value-type="float">
            <text:p>76881874</text:p>
          </table:table-cell>
          <table:table-cell office:value-type="float" office:value="63244310" calcext:value-type="float">
            <text:p>63244310</text:p>
          </table:table-cell>
          <table:table-cell office:value-type="float" office:value="62315933" calcext:value-type="float">
            <text:p>62315933</text:p>
          </table:table-cell>
          <table:table-cell office:value-type="float" office:value="62821668" calcext:value-type="float">
            <text:p>62821668</text:p>
          </table:table-cell>
          <table:table-cell office:value-type="float" office:value="62278468" calcext:value-type="float">
            <text:p>62278468</text:p>
          </table:table-cell>
          <table:table-cell office:value-type="float" office:value="62984118" calcext:value-type="float">
            <text:p>62984118</text:p>
          </table:table-cell>
          <table:table-cell office:value-type="float" office:value="62395576" calcext:value-type="float">
            <text:p>62395576</text:p>
          </table:table-cell>
          <table:table-cell office:value-type="float" office:value="38516574" calcext:value-type="float">
            <text:p>38516574</text:p>
          </table:table-cell>
          <table:table-cell office:value-type="float" office:value="38797191" calcext:value-type="float">
            <text:p>38797191</text:p>
          </table:table-cell>
          <table:table-cell office:value-type="float" office:value="38844369" calcext:value-type="float">
            <text:p>38844369</text:p>
          </table:table-cell>
          <table:table-cell office:value-type="float" office:value="38388212" calcext:value-type="float">
            <text:p>38388212</text:p>
          </table:table-cell>
          <table:table-cell office:value-type="float" office:value="38778841" calcext:value-type="float">
            <text:p>38778841</text:p>
          </table:table-cell>
          <table:table-cell office:value-type="float" office:value="38523692" calcext:value-type="float">
            <text:p>38523692</text:p>
          </table:table-cell>
          <table:table-cell office:value-type="float" office:value="38332015" calcext:value-type="float">
            <text:p>38332015</text:p>
          </table:table-cell>
          <table:table-cell office:value-type="float" office:value="40728623" calcext:value-type="float">
            <text:p>40728623</text:p>
          </table:table-cell>
          <table:table-cell office:value-type="float" office:value="41427639" calcext:value-type="float">
            <text:p>41427639</text:p>
          </table:table-cell>
          <table:table-cell office:value-type="float" office:value="41710205" calcext:value-type="float">
            <text:p>41710205</text:p>
          </table:table-cell>
          <table:table-cell office:value-type="float" office:value="41764006" calcext:value-type="float">
            <text:p>41764006</text:p>
          </table:table-cell>
          <table:table-cell office:value-type="float" office:value="41436292" calcext:value-type="float">
            <text:p>41436292</text:p>
          </table:table-cell>
          <table:table-cell office:value-type="float" office:value="41476447" calcext:value-type="float">
            <text:p>41476447</text:p>
          </table:table-cell>
          <table:table-cell office:value-type="float" office:value="41398183" calcext:value-type="float">
            <text:p>41398183</text:p>
          </table:table-cell>
          <table:table-cell office:value-type="float" office:value="41684496" calcext:value-type="float">
            <text:p>41684496</text:p>
          </table:table-cell>
          <table:table-cell office:value-type="float" office:value="58187951" calcext:value-type="float">
            <text:p>58187951</text:p>
          </table:table-cell>
          <table:table-cell office:value-type="float" office:value="58279630" calcext:value-type="float">
            <text:p>58279630</text:p>
          </table:table-cell>
          <table:table-cell office:value-type="float" office:value="58465820" calcext:value-type="float">
            <text:p>58465820</text:p>
          </table:table-cell>
          <table:table-cell office:value-type="float" office:value="58603420" calcext:value-type="float">
            <text:p>58603420</text:p>
          </table:table-cell>
          <table:table-cell office:value-type="float" office:value="58188008" calcext:value-type="float">
            <text:p>58188008</text:p>
          </table:table-cell>
          <table:table-cell office:value-type="float" office:value="58330546" calcext:value-type="float">
            <text:p>58330546</text:p>
          </table:table-cell>
          <table:table-cell office:value-type="float" office:value="58414645" calcext:value-type="float">
            <text:p>58414645</text:p>
          </table:table-cell>
          <table:table-cell office:value-type="float" office:value="47463176" calcext:value-type="float">
            <text:p>47463176</text:p>
          </table:table-cell>
          <table:table-cell office:value-type="float" office:value="47166984" calcext:value-type="float">
            <text:p>47166984</text:p>
          </table:table-cell>
          <table:table-cell office:value-type="float" office:value="47040829" calcext:value-type="float">
            <text:p>47040829</text:p>
          </table:table-cell>
          <table:table-cell office:value-type="float" office:value="51917378" calcext:value-type="float">
            <text:p>51917378</text:p>
          </table:table-cell>
          <table:table-cell office:value-type="float" office:value="47626813" calcext:value-type="float">
            <text:p>47626813</text:p>
          </table:table-cell>
          <table:table-cell office:value-type="float" office:value="47436696" calcext:value-type="float">
            <text:p>47436696</text:p>
          </table:table-cell>
          <table:table-cell office:value-type="float" office:value="65543836" calcext:value-type="float">
            <text:p>65543836</text:p>
          </table:table-cell>
          <table:table-cell office:value-type="float" office:value="65486804" calcext:value-type="float">
            <text:p>65486804</text:p>
          </table:table-cell>
          <table:table-cell office:value-type="float" office:value="65365431" calcext:value-type="float">
            <text:p>65365431</text:p>
          </table:table-cell>
          <table:table-cell office:value-type="float" office:value="65748642" calcext:value-type="float">
            <text:p>65748642</text:p>
          </table:table-cell>
          <table:table-cell office:value-type="float" office:value="65733857" calcext:value-type="float">
            <text:p>65733857</text:p>
          </table:table-cell>
          <table:table-cell office:value-type="float" office:value="65507722" calcext:value-type="float">
            <text:p>65507722</text:p>
          </table:table-cell>
          <table:table-cell office:value-type="float" office:value="41813607" calcext:value-type="float">
            <text:p>41813607</text:p>
          </table:table-cell>
          <table:table-cell office:value-type="float" office:value="41577265" calcext:value-type="float">
            <text:p>41577265</text:p>
          </table:table-cell>
          <table:table-cell office:value-type="float" office:value="41548983" calcext:value-type="float">
            <text:p>41548983</text:p>
          </table:table-cell>
          <table:table-cell office:value-type="float" office:value="41602433" calcext:value-type="float">
            <text:p>41602433</text:p>
          </table:table-cell>
          <table:table-cell office:value-type="float" office:value="41631033" calcext:value-type="float">
            <text:p>41631033</text:p>
          </table:table-cell>
          <table:table-cell office:value-type="float" office:value="41586674" calcext:value-type="float">
            <text:p>41586674</text:p>
          </table:table-cell>
          <table:table-cell office:value-type="float" office:value="57738295" calcext:value-type="float">
            <text:p>57738295</text:p>
          </table:table-cell>
          <table:table-cell office:value-type="float" office:value="58034413" calcext:value-type="float">
            <text:p>58034413</text:p>
          </table:table-cell>
          <table:table-cell office:value-type="float" office:value="57728385" calcext:value-type="float">
            <text:p>57728385</text:p>
          </table:table-cell>
          <table:table-cell office:value-type="float" office:value="57906281" calcext:value-type="float">
            <text:p>57906281</text:p>
          </table:table-cell>
          <table:table-cell office:value-type="float" office:value="59274781" calcext:value-type="float">
            <text:p>59274781</text:p>
          </table:table-cell>
          <table:table-cell office:value-type="float" office:value="59595676" calcext:value-type="float">
            <text:p>59595676</text:p>
          </table:table-cell>
          <table:table-cell office:value-type="float" office:value="55345526" calcext:value-type="float">
            <text:p>55345526</text:p>
          </table:table-cell>
          <table:table-cell office:value-type="float" office:value="55542609" calcext:value-type="float">
            <text:p>55542609</text:p>
          </table:table-cell>
          <table:table-cell office:value-type="float" office:value="55483346" calcext:value-type="float">
            <text:p>55483346</text:p>
          </table:table-cell>
          <table:table-cell office:value-type="float" office:value="55094734" calcext:value-type="float">
            <text:p>55094734</text:p>
          </table:table-cell>
          <table:table-cell office:value-type="float" office:value="55074700" calcext:value-type="float">
            <text:p>55074700</text:p>
          </table:table-cell>
          <table:table-cell office:value-type="float" office:value="55242114" calcext:value-type="float">
            <text:p>55242114</text:p>
          </table:table-cell>
          <table:table-cell office:value-type="float" office:value="55605492" calcext:value-type="float">
            <text:p>55605492</text:p>
          </table:table-cell>
          <table:table-cell office:value-type="float" office:value="56083464" calcext:value-type="float">
            <text:p>56083464</text:p>
          </table:table-cell>
          <table:table-cell office:value-type="float" office:value="55711056" calcext:value-type="float">
            <text:p>55711056</text:p>
          </table:table-cell>
          <table:table-cell office:value-type="float" office:value="55871828" calcext:value-type="float">
            <text:p>55871828</text:p>
          </table:table-cell>
          <table:table-cell office:value-type="float" office:value="55556812" calcext:value-type="float">
            <text:p>55556812</text:p>
          </table:table-cell>
          <table:table-cell office:value-type="float" office:value="55844738" calcext:value-type="float">
            <text:p>55844738</text:p>
          </table:table-cell>
          <table:table-cell office:value-type="float" office:value="44055206" calcext:value-type="float">
            <text:p>44055206</text:p>
          </table:table-cell>
          <table:table-cell office:value-type="float" office:value="44167726" calcext:value-type="float">
            <text:p>44167726</text:p>
          </table:table-cell>
          <table:table-cell office:value-type="float" office:value="44506333" calcext:value-type="float">
            <text:p>44506333</text:p>
          </table:table-cell>
          <table:table-cell office:value-type="float" office:value="44086950" calcext:value-type="float">
            <text:p>44086950</text:p>
          </table:table-cell>
          <table:table-cell office:value-type="float" office:value="44692181" calcext:value-type="float">
            <text:p>44692181</text:p>
          </table:table-cell>
          <table:table-cell office:value-type="float" office:value="44094700" calcext:value-type="float">
            <text:p>44094700</text:p>
          </table:table-cell>
          <table:table-cell office:value-type="float" office:value="46680643" calcext:value-type="float">
            <text:p>46680643</text:p>
          </table:table-cell>
          <table:table-cell office:value-type="float" office:value="51946335" calcext:value-type="float">
            <text:p>51946335</text:p>
          </table:table-cell>
          <table:table-cell office:value-type="float" office:value="43082039" calcext:value-type="float">
            <text:p>43082039</text:p>
          </table:table-cell>
          <table:table-cell office:value-type="float" office:value="42824170" calcext:value-type="float">
            <text:p>42824170</text:p>
          </table:table-cell>
          <table:table-cell office:value-type="float" office:value="42835262" calcext:value-type="float">
            <text:p>42835262</text:p>
          </table:table-cell>
          <table:table-cell office:value-type="float" office:value="57275189" calcext:value-type="float">
            <text:p>57275189</text:p>
          </table:table-cell>
          <table:table-cell office:value-type="float" office:value="57789660" calcext:value-type="float">
            <text:p>57789660</text:p>
          </table:table-cell>
          <table:table-cell office:value-type="float" office:value="57219026" calcext:value-type="float">
            <text:p>57219026</text:p>
          </table:table-cell>
          <table:table-cell office:value-type="float" office:value="57624878" calcext:value-type="float">
            <text:p>57624878</text:p>
          </table:table-cell>
          <table:table-cell office:value-type="float" office:value="57208308" calcext:value-type="float">
            <text:p>57208308</text:p>
          </table:table-cell>
          <table:table-cell office:value-type="float" office:value="57530340" calcext:value-type="float">
            <text:p>57530340</text:p>
          </table:table-cell>
          <table:table-cell office:value-type="float" office:value="56908097" calcext:value-type="float">
            <text:p>56908097</text:p>
          </table:table-cell>
          <table:table-cell office:value-type="float" office:value="43023568" calcext:value-type="float">
            <text:p>43023568</text:p>
          </table:table-cell>
          <table:table-cell office:value-type="float" office:value="42951737" calcext:value-type="float">
            <text:p>42951737</text:p>
          </table:table-cell>
          <table:table-cell office:value-type="float" office:value="43053060" calcext:value-type="float">
            <text:p>43053060</text:p>
          </table:table-cell>
          <table:table-cell office:value-type="float" office:value="42982597" calcext:value-type="float">
            <text:p>42982597</text:p>
          </table:table-cell>
          <table:table-cell office:value-type="float" office:value="43332092" calcext:value-type="float">
            <text:p>43332092</text:p>
          </table:table-cell>
          <table:table-cell office:value-type="float" office:value="53058887" calcext:value-type="float">
            <text:p>53058887</text:p>
          </table:table-cell>
          <table:table-cell office:value-type="float" office:value="53332302" calcext:value-type="float">
            <text:p>53332302</text:p>
          </table:table-cell>
          <table:table-cell office:value-type="float" office:value="53199985" calcext:value-type="float">
            <text:p>53199985</text:p>
          </table:table-cell>
          <table:table-cell office:value-type="float" office:value="53524438" calcext:value-type="float">
            <text:p>53524438</text:p>
          </table:table-cell>
          <table:table-cell office:value-type="float" office:value="53564099" calcext:value-type="float">
            <text:p>53564099</text:p>
          </table:table-cell>
          <table:table-cell office:value-type="float" office:value="53318576" calcext:value-type="float">
            <text:p>53318576</text:p>
          </table:table-cell>
          <table:table-cell office:value-type="float" office:value="53076264" calcext:value-type="float">
            <text:p>53076264</text:p>
          </table:table-cell>
          <table:table-cell office:value-type="float" office:value="41179287" calcext:value-type="float">
            <text:p>41179287</text:p>
          </table:table-cell>
          <table:table-cell office:value-type="float" office:value="41209914" calcext:value-type="float">
            <text:p>41209914</text:p>
          </table:table-cell>
          <table:table-cell office:value-type="float" office:value="41039906" calcext:value-type="float">
            <text:p>41039906</text:p>
          </table:table-cell>
          <table:table-cell/>
          <table:table-cell table:formula="of:=AVERAGE([.B4:.CW4])" office:value-type="float" office:value="51799759.99" calcext:value-type="float">
            <text:p>51799759.99</text:p>
          </table:table-cell>
        </table:table-row>
        <table:table-row table:style-name="ro1">
          <table:table-cell/>
          <table:table-cell office:value-type="float" office:value="40396898" calcext:value-type="float">
            <text:p>40396898</text:p>
          </table:table-cell>
          <table:table-cell office:value-type="float" office:value="40236324" calcext:value-type="float">
            <text:p>40236324</text:p>
          </table:table-cell>
          <table:table-cell office:value-type="float" office:value="40103708" calcext:value-type="float">
            <text:p>40103708</text:p>
          </table:table-cell>
          <table:table-cell office:value-type="float" office:value="40208457" calcext:value-type="float">
            <text:p>40208457</text:p>
          </table:table-cell>
          <table:table-cell office:value-type="float" office:value="40114524" calcext:value-type="float">
            <text:p>40114524</text:p>
          </table:table-cell>
          <table:table-cell office:value-type="float" office:value="40203230" calcext:value-type="float">
            <text:p>40203230</text:p>
          </table:table-cell>
          <table:table-cell office:value-type="float" office:value="58357683" calcext:value-type="float">
            <text:p>58357683</text:p>
          </table:table-cell>
          <table:table-cell office:value-type="float" office:value="58411981" calcext:value-type="float">
            <text:p>58411981</text:p>
          </table:table-cell>
          <table:table-cell office:value-type="float" office:value="58121412" calcext:value-type="float">
            <text:p>58121412</text:p>
          </table:table-cell>
          <table:table-cell office:value-type="float" office:value="58556965" calcext:value-type="float">
            <text:p>58556965</text:p>
          </table:table-cell>
          <table:table-cell office:value-type="float" office:value="58113783" calcext:value-type="float">
            <text:p>58113783</text:p>
          </table:table-cell>
          <table:table-cell office:value-type="float" office:value="58405901" calcext:value-type="float">
            <text:p>58405901</text:p>
          </table:table-cell>
          <table:table-cell office:value-type="float" office:value="44869837" calcext:value-type="float">
            <text:p>44869837</text:p>
          </table:table-cell>
          <table:table-cell office:value-type="float" office:value="44729816" calcext:value-type="float">
            <text:p>44729816</text:p>
          </table:table-cell>
          <table:table-cell office:value-type="float" office:value="44767893" calcext:value-type="float">
            <text:p>44767893</text:p>
          </table:table-cell>
          <table:table-cell office:value-type="float" office:value="44497313" calcext:value-type="float">
            <text:p>44497313</text:p>
          </table:table-cell>
          <table:table-cell office:value-type="float" office:value="44859865" calcext:value-type="float">
            <text:p>44859865</text:p>
          </table:table-cell>
          <table:table-cell office:value-type="float" office:value="44583690" calcext:value-type="float">
            <text:p>44583690</text:p>
          </table:table-cell>
          <table:table-cell office:value-type="float" office:value="61191469" calcext:value-type="float">
            <text:p>61191469</text:p>
          </table:table-cell>
          <table:table-cell office:value-type="float" office:value="61578066" calcext:value-type="float">
            <text:p>61578066</text:p>
          </table:table-cell>
          <table:table-cell office:value-type="float" office:value="61196458" calcext:value-type="float">
            <text:p>61196458</text:p>
          </table:table-cell>
          <table:table-cell office:value-type="float" office:value="61346030" calcext:value-type="float">
            <text:p>61346030</text:p>
          </table:table-cell>
          <table:table-cell office:value-type="float" office:value="61179419" calcext:value-type="float">
            <text:p>61179419</text:p>
          </table:table-cell>
          <table:table-cell office:value-type="float" office:value="40707313" calcext:value-type="float">
            <text:p>40707313</text:p>
          </table:table-cell>
          <table:table-cell office:value-type="float" office:value="40870787" calcext:value-type="float">
            <text:p>40870787</text:p>
          </table:table-cell>
          <table:table-cell office:value-type="float" office:value="40914143" calcext:value-type="float">
            <text:p>40914143</text:p>
          </table:table-cell>
          <table:table-cell office:value-type="float" office:value="40491799" calcext:value-type="float">
            <text:p>40491799</text:p>
          </table:table-cell>
          <table:table-cell office:value-type="float" office:value="42900513" calcext:value-type="float">
            <text:p>42900513</text:p>
          </table:table-cell>
          <table:table-cell office:value-type="float" office:value="42309441" calcext:value-type="float">
            <text:p>42309441</text:p>
          </table:table-cell>
          <table:table-cell office:value-type="float" office:value="40719317" calcext:value-type="float">
            <text:p>40719317</text:p>
          </table:table-cell>
          <table:table-cell office:value-type="float" office:value="64154905" calcext:value-type="float">
            <text:p>64154905</text:p>
          </table:table-cell>
          <table:table-cell office:value-type="float" office:value="63763807" calcext:value-type="float">
            <text:p>63763807</text:p>
          </table:table-cell>
          <table:table-cell office:value-type="float" office:value="63798076" calcext:value-type="float">
            <text:p>63798076</text:p>
          </table:table-cell>
          <table:table-cell office:value-type="float" office:value="63987015" calcext:value-type="float">
            <text:p>63987015</text:p>
          </table:table-cell>
          <table:table-cell office:value-type="float" office:value="66105236" calcext:value-type="float">
            <text:p>66105236</text:p>
          </table:table-cell>
          <table:table-cell office:value-type="float" office:value="70296697" calcext:value-type="float">
            <text:p>70296697</text:p>
          </table:table-cell>
          <table:table-cell office:value-type="float" office:value="43109343" calcext:value-type="float">
            <text:p>43109343</text:p>
          </table:table-cell>
          <table:table-cell office:value-type="float" office:value="40337925" calcext:value-type="float">
            <text:p>40337925</text:p>
          </table:table-cell>
          <table:table-cell office:value-type="float" office:value="42237362" calcext:value-type="float">
            <text:p>42237362</text:p>
          </table:table-cell>
          <table:table-cell office:value-type="float" office:value="40242024" calcext:value-type="float">
            <text:p>40242024</text:p>
          </table:table-cell>
          <table:table-cell office:value-type="float" office:value="40171569" calcext:value-type="float">
            <text:p>40171569</text:p>
          </table:table-cell>
          <table:table-cell office:value-type="float" office:value="40313414" calcext:value-type="float">
            <text:p>40313414</text:p>
          </table:table-cell>
          <table:table-cell office:value-type="float" office:value="40124773" calcext:value-type="float">
            <text:p>40124773</text:p>
          </table:table-cell>
          <table:table-cell office:value-type="float" office:value="44018719" calcext:value-type="float">
            <text:p>44018719</text:p>
          </table:table-cell>
          <table:table-cell office:value-type="float" office:value="52802187" calcext:value-type="float">
            <text:p>52802187</text:p>
          </table:table-cell>
          <table:table-cell office:value-type="float" office:value="60123018" calcext:value-type="float">
            <text:p>60123018</text:p>
          </table:table-cell>
          <table:table-cell office:value-type="float" office:value="55600343" calcext:value-type="float">
            <text:p>55600343</text:p>
          </table:table-cell>
          <table:table-cell office:value-type="float" office:value="53012353" calcext:value-type="float">
            <text:p>53012353</text:p>
          </table:table-cell>
          <table:table-cell office:value-type="float" office:value="53071758" calcext:value-type="float">
            <text:p>53071758</text:p>
          </table:table-cell>
          <table:table-cell office:value-type="float" office:value="38300199" calcext:value-type="float">
            <text:p>38300199</text:p>
          </table:table-cell>
          <table:table-cell office:value-type="float" office:value="38002734" calcext:value-type="float">
            <text:p>38002734</text:p>
          </table:table-cell>
          <table:table-cell office:value-type="float" office:value="38118540" calcext:value-type="float">
            <text:p>38118540</text:p>
          </table:table-cell>
          <table:table-cell office:value-type="float" office:value="38110137" calcext:value-type="float">
            <text:p>38110137</text:p>
          </table:table-cell>
          <table:table-cell office:value-type="float" office:value="38074381" calcext:value-type="float">
            <text:p>38074381</text:p>
          </table:table-cell>
          <table:table-cell office:value-type="float" office:value="38432671" calcext:value-type="float">
            <text:p>38432671</text:p>
          </table:table-cell>
          <table:table-cell office:value-type="float" office:value="38244766" calcext:value-type="float">
            <text:p>38244766</text:p>
          </table:table-cell>
          <table:table-cell office:value-type="float" office:value="38940332" calcext:value-type="float">
            <text:p>38940332</text:p>
          </table:table-cell>
          <table:table-cell office:value-type="float" office:value="39108970" calcext:value-type="float">
            <text:p>39108970</text:p>
          </table:table-cell>
          <table:table-cell office:value-type="float" office:value="39157333" calcext:value-type="float">
            <text:p>39157333</text:p>
          </table:table-cell>
          <table:table-cell office:value-type="float" office:value="39109051" calcext:value-type="float">
            <text:p>39109051</text:p>
          </table:table-cell>
          <table:table-cell office:value-type="float" office:value="39060073" calcext:value-type="float">
            <text:p>39060073</text:p>
          </table:table-cell>
          <table:table-cell office:value-type="float" office:value="38876719" calcext:value-type="float">
            <text:p>38876719</text:p>
          </table:table-cell>
          <table:table-cell office:value-type="float" office:value="39088489" calcext:value-type="float">
            <text:p>39088489</text:p>
          </table:table-cell>
          <table:table-cell office:value-type="float" office:value="52735142" calcext:value-type="float">
            <text:p>52735142</text:p>
          </table:table-cell>
          <table:table-cell office:value-type="float" office:value="57420454" calcext:value-type="float">
            <text:p>57420454</text:p>
          </table:table-cell>
          <table:table-cell office:value-type="float" office:value="52944310" calcext:value-type="float">
            <text:p>52944310</text:p>
          </table:table-cell>
          <table:table-cell office:value-type="float" office:value="59446000" calcext:value-type="float">
            <text:p>59446000</text:p>
          </table:table-cell>
          <table:table-cell office:value-type="float" office:value="63152705" calcext:value-type="float">
            <text:p>63152705</text:p>
          </table:table-cell>
          <table:table-cell office:value-type="float" office:value="52835591" calcext:value-type="float">
            <text:p>52835591</text:p>
          </table:table-cell>
          <table:table-cell office:value-type="float" office:value="41851706" calcext:value-type="float">
            <text:p>41851706</text:p>
          </table:table-cell>
          <table:table-cell office:value-type="float" office:value="41919565" calcext:value-type="float">
            <text:p>41919565</text:p>
          </table:table-cell>
          <table:table-cell office:value-type="float" office:value="41678107" calcext:value-type="float">
            <text:p>41678107</text:p>
          </table:table-cell>
          <table:table-cell office:value-type="float" office:value="41770433" calcext:value-type="float">
            <text:p>41770433</text:p>
          </table:table-cell>
          <table:table-cell office:value-type="float" office:value="42071617" calcext:value-type="float">
            <text:p>42071617</text:p>
          </table:table-cell>
          <table:table-cell office:value-type="float" office:value="42131503" calcext:value-type="float">
            <text:p>42131503</text:p>
          </table:table-cell>
          <table:table-cell office:value-type="float" office:value="44545718" calcext:value-type="float">
            <text:p>44545718</text:p>
          </table:table-cell>
          <table:table-cell office:value-type="float" office:value="42546281" calcext:value-type="float">
            <text:p>42546281</text:p>
          </table:table-cell>
          <table:table-cell office:value-type="float" office:value="41974407" calcext:value-type="float">
            <text:p>41974407</text:p>
          </table:table-cell>
          <table:table-cell office:value-type="float" office:value="42022218" calcext:value-type="float">
            <text:p>42022218</text:p>
          </table:table-cell>
          <table:table-cell office:value-type="float" office:value="42123987" calcext:value-type="float">
            <text:p>42123987</text:p>
          </table:table-cell>
          <table:table-cell office:value-type="float" office:value="42095312" calcext:value-type="float">
            <text:p>42095312</text:p>
          </table:table-cell>
          <table:table-cell office:value-type="float" office:value="42423581" calcext:value-type="float">
            <text:p>42423581</text:p>
          </table:table-cell>
          <table:table-cell office:value-type="float" office:value="52682874" calcext:value-type="float">
            <text:p>52682874</text:p>
          </table:table-cell>
          <table:table-cell office:value-type="float" office:value="42585263" calcext:value-type="float">
            <text:p>42585263</text:p>
          </table:table-cell>
          <table:table-cell office:value-type="float" office:value="48059988" calcext:value-type="float">
            <text:p>48059988</text:p>
          </table:table-cell>
          <table:table-cell office:value-type="float" office:value="42695491" calcext:value-type="float">
            <text:p>42695491</text:p>
          </table:table-cell>
          <table:table-cell office:value-type="float" office:value="42458137" calcext:value-type="float">
            <text:p>42458137</text:p>
          </table:table-cell>
          <table:table-cell office:value-type="float" office:value="42677772" calcext:value-type="float">
            <text:p>42677772</text:p>
          </table:table-cell>
          <table:table-cell office:value-type="float" office:value="45237589" calcext:value-type="float">
            <text:p>45237589</text:p>
          </table:table-cell>
          <table:table-cell office:value-type="float" office:value="55352429" calcext:value-type="float">
            <text:p>55352429</text:p>
          </table:table-cell>
          <table:table-cell office:value-type="float" office:value="45325075" calcext:value-type="float">
            <text:p>45325075</text:p>
          </table:table-cell>
          <table:table-cell office:value-type="float" office:value="44940668" calcext:value-type="float">
            <text:p>44940668</text:p>
          </table:table-cell>
          <table:table-cell office:value-type="float" office:value="45319263" calcext:value-type="float">
            <text:p>45319263</text:p>
          </table:table-cell>
          <table:table-cell office:value-type="float" office:value="45115015" calcext:value-type="float">
            <text:p>45115015</text:p>
          </table:table-cell>
          <table:table-cell office:value-type="float" office:value="45007508" calcext:value-type="float">
            <text:p>45007508</text:p>
          </table:table-cell>
          <table:table-cell office:value-type="float" office:value="45008108" calcext:value-type="float">
            <text:p>45008108</text:p>
          </table:table-cell>
          <table:table-cell office:value-type="float" office:value="78009480" calcext:value-type="float">
            <text:p>78009480</text:p>
          </table:table-cell>
          <table:table-cell office:value-type="float" office:value="74069492" calcext:value-type="float">
            <text:p>74069492</text:p>
          </table:table-cell>
          <table:table-cell office:value-type="float" office:value="74073706" calcext:value-type="float">
            <text:p>74073706</text:p>
          </table:table-cell>
          <table:table-cell office:value-type="float" office:value="74453464" calcext:value-type="float">
            <text:p>74453464</text:p>
          </table:table-cell>
          <table:table-cell/>
          <table:table-cell table:formula="of:=AVERAGE([.B5:.CW5])" office:value-type="float" office:value="48235989.13" calcext:value-type="float">
            <text:p>48235989.13</text:p>
          </table:table-cell>
        </table:table-row>
        <table:table-row table:style-name="ro1">
          <table:table-cell/>
          <table:table-cell office:value-type="float" office:value="52578877" calcext:value-type="float">
            <text:p>52578877</text:p>
          </table:table-cell>
          <table:table-cell office:value-type="float" office:value="52818866" calcext:value-type="float">
            <text:p>52818866</text:p>
          </table:table-cell>
          <table:table-cell office:value-type="float" office:value="53064336" calcext:value-type="float">
            <text:p>53064336</text:p>
          </table:table-cell>
          <table:table-cell office:value-type="float" office:value="53063493" calcext:value-type="float">
            <text:p>53063493</text:p>
          </table:table-cell>
          <table:table-cell office:value-type="float" office:value="41098936" calcext:value-type="float">
            <text:p>41098936</text:p>
          </table:table-cell>
          <table:table-cell office:value-type="float" office:value="49526061" calcext:value-type="float">
            <text:p>49526061</text:p>
          </table:table-cell>
          <table:table-cell office:value-type="float" office:value="41303606" calcext:value-type="float">
            <text:p>41303606</text:p>
          </table:table-cell>
          <table:table-cell office:value-type="float" office:value="41002107" calcext:value-type="float">
            <text:p>41002107</text:p>
          </table:table-cell>
          <table:table-cell office:value-type="float" office:value="41183855" calcext:value-type="float">
            <text:p>41183855</text:p>
          </table:table-cell>
          <table:table-cell office:value-type="float" office:value="41166158" calcext:value-type="float">
            <text:p>41166158</text:p>
          </table:table-cell>
          <table:table-cell office:value-type="float" office:value="41198921" calcext:value-type="float">
            <text:p>41198921</text:p>
          </table:table-cell>
          <table:table-cell office:value-type="float" office:value="53902201" calcext:value-type="float">
            <text:p>53902201</text:p>
          </table:table-cell>
          <table:table-cell office:value-type="float" office:value="53906360" calcext:value-type="float">
            <text:p>53906360</text:p>
          </table:table-cell>
          <table:table-cell office:value-type="float" office:value="53652092" calcext:value-type="float">
            <text:p>53652092</text:p>
          </table:table-cell>
          <table:table-cell office:value-type="float" office:value="53601787" calcext:value-type="float">
            <text:p>53601787</text:p>
          </table:table-cell>
          <table:table-cell office:value-type="float" office:value="53403927" calcext:value-type="float">
            <text:p>53403927</text:p>
          </table:table-cell>
          <table:table-cell office:value-type="float" office:value="53666483" calcext:value-type="float">
            <text:p>53666483</text:p>
          </table:table-cell>
          <table:table-cell office:value-type="float" office:value="53359228" calcext:value-type="float">
            <text:p>53359228</text:p>
          </table:table-cell>
          <table:table-cell office:value-type="float" office:value="55409967" calcext:value-type="float">
            <text:p>55409967</text:p>
          </table:table-cell>
          <table:table-cell office:value-type="float" office:value="55257214" calcext:value-type="float">
            <text:p>55257214</text:p>
          </table:table-cell>
          <table:table-cell office:value-type="float" office:value="55464713" calcext:value-type="float">
            <text:p>55464713</text:p>
          </table:table-cell>
          <table:table-cell office:value-type="float" office:value="55264382" calcext:value-type="float">
            <text:p>55264382</text:p>
          </table:table-cell>
          <table:table-cell office:value-type="float" office:value="55214639" calcext:value-type="float">
            <text:p>55214639</text:p>
          </table:table-cell>
          <table:table-cell office:value-type="float" office:value="59746444" calcext:value-type="float">
            <text:p>59746444</text:p>
          </table:table-cell>
          <table:table-cell office:value-type="float" office:value="55508256" calcext:value-type="float">
            <text:p>55508256</text:p>
          </table:table-cell>
          <table:table-cell office:value-type="float" office:value="51347203" calcext:value-type="float">
            <text:p>51347203</text:p>
          </table:table-cell>
          <table:table-cell office:value-type="float" office:value="51187106" calcext:value-type="float">
            <text:p>51187106</text:p>
          </table:table-cell>
          <table:table-cell office:value-type="float" office:value="51419000" calcext:value-type="float">
            <text:p>51419000</text:p>
          </table:table-cell>
          <table:table-cell office:value-type="float" office:value="51491289" calcext:value-type="float">
            <text:p>51491289</text:p>
          </table:table-cell>
          <table:table-cell office:value-type="float" office:value="50917156" calcext:value-type="float">
            <text:p>50917156</text:p>
          </table:table-cell>
          <table:table-cell office:value-type="float" office:value="51078757" calcext:value-type="float">
            <text:p>51078757</text:p>
          </table:table-cell>
          <table:table-cell office:value-type="float" office:value="51076978" calcext:value-type="float">
            <text:p>51076978</text:p>
          </table:table-cell>
          <table:table-cell office:value-type="float" office:value="39205968" calcext:value-type="float">
            <text:p>39205968</text:p>
          </table:table-cell>
          <table:table-cell office:value-type="float" office:value="39260327" calcext:value-type="float">
            <text:p>39260327</text:p>
          </table:table-cell>
          <table:table-cell office:value-type="float" office:value="39017353" calcext:value-type="float">
            <text:p>39017353</text:p>
          </table:table-cell>
          <table:table-cell office:value-type="float" office:value="39064850" calcext:value-type="float">
            <text:p>39064850</text:p>
          </table:table-cell>
          <table:table-cell office:value-type="float" office:value="38976303" calcext:value-type="float">
            <text:p>38976303</text:p>
          </table:table-cell>
          <table:table-cell office:value-type="float" office:value="39283226" calcext:value-type="float">
            <text:p>39283226</text:p>
          </table:table-cell>
          <table:table-cell office:value-type="float" office:value="45707178" calcext:value-type="float">
            <text:p>45707178</text:p>
          </table:table-cell>
          <table:table-cell office:value-type="float" office:value="52592406" calcext:value-type="float">
            <text:p>52592406</text:p>
          </table:table-cell>
          <table:table-cell office:value-type="float" office:value="52469008" calcext:value-type="float">
            <text:p>52469008</text:p>
          </table:table-cell>
          <table:table-cell office:value-type="float" office:value="52533652" calcext:value-type="float">
            <text:p>52533652</text:p>
          </table:table-cell>
          <table:table-cell office:value-type="float" office:value="52804027" calcext:value-type="float">
            <text:p>52804027</text:p>
          </table:table-cell>
          <table:table-cell office:value-type="float" office:value="52325835" calcext:value-type="float">
            <text:p>52325835</text:p>
          </table:table-cell>
          <table:table-cell office:value-type="float" office:value="42919558" calcext:value-type="float">
            <text:p>42919558</text:p>
          </table:table-cell>
          <table:table-cell office:value-type="float" office:value="42843338" calcext:value-type="float">
            <text:p>42843338</text:p>
          </table:table-cell>
          <table:table-cell office:value-type="float" office:value="42888173" calcext:value-type="float">
            <text:p>42888173</text:p>
          </table:table-cell>
          <table:table-cell office:value-type="float" office:value="42692529" calcext:value-type="float">
            <text:p>42692529</text:p>
          </table:table-cell>
          <table:table-cell office:value-type="float" office:value="50672323" calcext:value-type="float">
            <text:p>50672323</text:p>
          </table:table-cell>
          <table:table-cell office:value-type="float" office:value="43037194" calcext:value-type="float">
            <text:p>43037194</text:p>
          </table:table-cell>
          <table:table-cell office:value-type="float" office:value="42715970" calcext:value-type="float">
            <text:p>42715970</text:p>
          </table:table-cell>
          <table:table-cell office:value-type="float" office:value="73858030" calcext:value-type="float">
            <text:p>73858030</text:p>
          </table:table-cell>
          <table:table-cell office:value-type="float" office:value="73503568" calcext:value-type="float">
            <text:p>73503568</text:p>
          </table:table-cell>
          <table:table-cell office:value-type="float" office:value="73104977" calcext:value-type="float">
            <text:p>73104977</text:p>
          </table:table-cell>
          <table:table-cell office:value-type="float" office:value="73706080" calcext:value-type="float">
            <text:p>73706080</text:p>
          </table:table-cell>
          <table:table-cell office:value-type="float" office:value="73509657" calcext:value-type="float">
            <text:p>73509657</text:p>
          </table:table-cell>
          <table:table-cell office:value-type="float" office:value="73645111" calcext:value-type="float">
            <text:p>73645111</text:p>
          </table:table-cell>
          <table:table-cell office:value-type="float" office:value="45620154" calcext:value-type="float">
            <text:p>45620154</text:p>
          </table:table-cell>
          <table:table-cell office:value-type="float" office:value="42257423" calcext:value-type="float">
            <text:p>42257423</text:p>
          </table:table-cell>
          <table:table-cell office:value-type="float" office:value="42385734" calcext:value-type="float">
            <text:p>42385734</text:p>
          </table:table-cell>
          <table:table-cell office:value-type="float" office:value="42185389" calcext:value-type="float">
            <text:p>42185389</text:p>
          </table:table-cell>
          <table:table-cell office:value-type="float" office:value="42531397" calcext:value-type="float">
            <text:p>42531397</text:p>
          </table:table-cell>
          <table:table-cell office:value-type="float" office:value="42284883" calcext:value-type="float">
            <text:p>42284883</text:p>
          </table:table-cell>
          <table:table-cell office:value-type="float" office:value="39564902" calcext:value-type="float">
            <text:p>39564902</text:p>
          </table:table-cell>
          <table:table-cell office:value-type="float" office:value="39790714" calcext:value-type="float">
            <text:p>39790714</text:p>
          </table:table-cell>
          <table:table-cell office:value-type="float" office:value="39737864" calcext:value-type="float">
            <text:p>39737864</text:p>
          </table:table-cell>
          <table:table-cell office:value-type="float" office:value="39593538" calcext:value-type="float">
            <text:p>39593538</text:p>
          </table:table-cell>
          <table:table-cell office:value-type="float" office:value="39935284" calcext:value-type="float">
            <text:p>39935284</text:p>
          </table:table-cell>
          <table:table-cell office:value-type="float" office:value="39604402" calcext:value-type="float">
            <text:p>39604402</text:p>
          </table:table-cell>
          <table:table-cell office:value-type="float" office:value="39884836" calcext:value-type="float">
            <text:p>39884836</text:p>
          </table:table-cell>
          <table:table-cell office:value-type="float" office:value="48120996" calcext:value-type="float">
            <text:p>48120996</text:p>
          </table:table-cell>
          <table:table-cell office:value-type="float" office:value="47971432" calcext:value-type="float">
            <text:p>47971432</text:p>
          </table:table-cell>
          <table:table-cell office:value-type="float" office:value="47619392" calcext:value-type="float">
            <text:p>47619392</text:p>
          </table:table-cell>
          <table:table-cell office:value-type="float" office:value="47693121" calcext:value-type="float">
            <text:p>47693121</text:p>
          </table:table-cell>
          <table:table-cell office:value-type="float" office:value="47879479" calcext:value-type="float">
            <text:p>47879479</text:p>
          </table:table-cell>
          <table:table-cell office:value-type="float" office:value="47831302" calcext:value-type="float">
            <text:p>47831302</text:p>
          </table:table-cell>
          <table:table-cell office:value-type="float" office:value="47647738" calcext:value-type="float">
            <text:p>47647738</text:p>
          </table:table-cell>
          <table:table-cell office:value-type="float" office:value="52494924" calcext:value-type="float">
            <text:p>52494924</text:p>
          </table:table-cell>
          <table:table-cell office:value-type="float" office:value="52235466" calcext:value-type="float">
            <text:p>52235466</text:p>
          </table:table-cell>
          <table:table-cell office:value-type="float" office:value="52193921" calcext:value-type="float">
            <text:p>52193921</text:p>
          </table:table-cell>
          <table:table-cell office:value-type="float" office:value="52501445" calcext:value-type="float">
            <text:p>52501445</text:p>
          </table:table-cell>
          <table:table-cell office:value-type="float" office:value="51860641" calcext:value-type="float">
            <text:p>51860641</text:p>
          </table:table-cell>
          <table:table-cell office:value-type="float" office:value="52406840" calcext:value-type="float">
            <text:p>52406840</text:p>
          </table:table-cell>
          <table:table-cell office:value-type="float" office:value="60482530" calcext:value-type="float">
            <text:p>60482530</text:p>
          </table:table-cell>
          <table:table-cell office:value-type="float" office:value="65804339" calcext:value-type="float">
            <text:p>65804339</text:p>
          </table:table-cell>
          <table:table-cell office:value-type="float" office:value="58396724" calcext:value-type="float">
            <text:p>58396724</text:p>
          </table:table-cell>
          <table:table-cell office:value-type="float" office:value="58316932" calcext:value-type="float">
            <text:p>58316932</text:p>
          </table:table-cell>
          <table:table-cell office:value-type="float" office:value="58427306" calcext:value-type="float">
            <text:p>58427306</text:p>
          </table:table-cell>
          <table:table-cell office:value-type="float" office:value="39309613" calcext:value-type="float">
            <text:p>39309613</text:p>
          </table:table-cell>
          <table:table-cell office:value-type="float" office:value="39126734" calcext:value-type="float">
            <text:p>39126734</text:p>
          </table:table-cell>
          <table:table-cell office:value-type="float" office:value="39452239" calcext:value-type="float">
            <text:p>39452239</text:p>
          </table:table-cell>
          <table:table-cell office:value-type="float" office:value="39268545" calcext:value-type="float">
            <text:p>39268545</text:p>
          </table:table-cell>
          <table:table-cell office:value-type="float" office:value="39186541" calcext:value-type="float">
            <text:p>39186541</text:p>
          </table:table-cell>
          <table:table-cell office:value-type="float" office:value="48054598" calcext:value-type="float">
            <text:p>48054598</text:p>
          </table:table-cell>
          <table:table-cell office:value-type="float" office:value="39237233" calcext:value-type="float">
            <text:p>39237233</text:p>
          </table:table-cell>
          <table:table-cell office:value-type="float" office:value="77208884" calcext:value-type="float">
            <text:p>77208884</text:p>
          </table:table-cell>
          <table:table-cell office:value-type="float" office:value="76683937" calcext:value-type="float">
            <text:p>76683937</text:p>
          </table:table-cell>
          <table:table-cell office:value-type="float" office:value="80649216" calcext:value-type="float">
            <text:p>80649216</text:p>
          </table:table-cell>
          <table:table-cell office:value-type="float" office:value="76797423" calcext:value-type="float">
            <text:p>76797423</text:p>
          </table:table-cell>
          <table:table-cell office:value-type="float" office:value="77694422" calcext:value-type="float">
            <text:p>77694422</text:p>
          </table:table-cell>
          <table:table-cell/>
          <table:table-cell table:formula="of:=AVERAGE([.B6:.CW6])" office:value-type="float" office:value="50841474.72" calcext:value-type="float">
            <text:p>50841474.72</text:p>
          </table:table-cell>
        </table:table-row>
        <table:table-row table:style-name="ro1">
          <table:table-cell/>
          <table:table-cell office:value-type="float" office:value="41913458" calcext:value-type="float">
            <text:p>41913458</text:p>
          </table:table-cell>
          <table:table-cell office:value-type="float" office:value="38533433" calcext:value-type="float">
            <text:p>38533433</text:p>
          </table:table-cell>
          <table:table-cell office:value-type="float" office:value="38480636" calcext:value-type="float">
            <text:p>38480636</text:p>
          </table:table-cell>
          <table:table-cell office:value-type="float" office:value="50055548" calcext:value-type="float">
            <text:p>50055548</text:p>
          </table:table-cell>
          <table:table-cell office:value-type="float" office:value="38192402" calcext:value-type="float">
            <text:p>38192402</text:p>
          </table:table-cell>
          <table:table-cell office:value-type="float" office:value="38467652" calcext:value-type="float">
            <text:p>38467652</text:p>
          </table:table-cell>
          <table:table-cell office:value-type="float" office:value="38200269" calcext:value-type="float">
            <text:p>38200269</text:p>
          </table:table-cell>
          <table:table-cell office:value-type="float" office:value="38547760" calcext:value-type="float">
            <text:p>38547760</text:p>
          </table:table-cell>
          <table:table-cell office:value-type="float" office:value="38237275" calcext:value-type="float">
            <text:p>38237275</text:p>
          </table:table-cell>
          <table:table-cell office:value-type="float" office:value="62327511" calcext:value-type="float">
            <text:p>62327511</text:p>
          </table:table-cell>
          <table:table-cell office:value-type="float" office:value="62588322" calcext:value-type="float">
            <text:p>62588322</text:p>
          </table:table-cell>
          <table:table-cell office:value-type="float" office:value="62925928" calcext:value-type="float">
            <text:p>62925928</text:p>
          </table:table-cell>
          <table:table-cell office:value-type="float" office:value="63060773" calcext:value-type="float">
            <text:p>63060773</text:p>
          </table:table-cell>
          <table:table-cell office:value-type="float" office:value="63006948" calcext:value-type="float">
            <text:p>63006948</text:p>
          </table:table-cell>
          <table:table-cell office:value-type="float" office:value="67850900" calcext:value-type="float">
            <text:p>67850900</text:p>
          </table:table-cell>
          <table:table-cell office:value-type="float" office:value="67177366" calcext:value-type="float">
            <text:p>67177366</text:p>
          </table:table-cell>
          <table:table-cell office:value-type="float" office:value="67032233" calcext:value-type="float">
            <text:p>67032233</text:p>
          </table:table-cell>
          <table:table-cell office:value-type="float" office:value="73288759" calcext:value-type="float">
            <text:p>73288759</text:p>
          </table:table-cell>
          <table:table-cell office:value-type="float" office:value="67029662" calcext:value-type="float">
            <text:p>67029662</text:p>
          </table:table-cell>
          <table:table-cell office:value-type="float" office:value="67067366" calcext:value-type="float">
            <text:p>67067366</text:p>
          </table:table-cell>
          <table:table-cell office:value-type="float" office:value="45530985" calcext:value-type="float">
            <text:p>45530985</text:p>
          </table:table-cell>
          <table:table-cell office:value-type="float" office:value="45513660" calcext:value-type="float">
            <text:p>45513660</text:p>
          </table:table-cell>
          <table:table-cell office:value-type="float" office:value="45462965" calcext:value-type="float">
            <text:p>45462965</text:p>
          </table:table-cell>
          <table:table-cell office:value-type="float" office:value="45531154" calcext:value-type="float">
            <text:p>45531154</text:p>
          </table:table-cell>
          <table:table-cell office:value-type="float" office:value="45606296" calcext:value-type="float">
            <text:p>45606296</text:p>
          </table:table-cell>
          <table:table-cell office:value-type="float" office:value="45470757" calcext:value-type="float">
            <text:p>45470757</text:p>
          </table:table-cell>
          <table:table-cell office:value-type="float" office:value="54511542" calcext:value-type="float">
            <text:p>54511542</text:p>
          </table:table-cell>
          <table:table-cell office:value-type="float" office:value="44066711" calcext:value-type="float">
            <text:p>44066711</text:p>
          </table:table-cell>
          <table:table-cell office:value-type="float" office:value="43709053" calcext:value-type="float">
            <text:p>43709053</text:p>
          </table:table-cell>
          <table:table-cell office:value-type="float" office:value="43946314" calcext:value-type="float">
            <text:p>43946314</text:p>
          </table:table-cell>
          <table:table-cell office:value-type="float" office:value="43730392" calcext:value-type="float">
            <text:p>43730392</text:p>
          </table:table-cell>
          <table:table-cell office:value-type="float" office:value="43985358" calcext:value-type="float">
            <text:p>43985358</text:p>
          </table:table-cell>
          <table:table-cell office:value-type="float" office:value="50251225" calcext:value-type="float">
            <text:p>50251225</text:p>
          </table:table-cell>
          <table:table-cell office:value-type="float" office:value="43669606" calcext:value-type="float">
            <text:p>43669606</text:p>
          </table:table-cell>
          <table:table-cell office:value-type="float" office:value="84563334" calcext:value-type="float">
            <text:p>84563334</text:p>
          </table:table-cell>
          <table:table-cell office:value-type="float" office:value="84097964" calcext:value-type="float">
            <text:p>84097964</text:p>
          </table:table-cell>
          <table:table-cell office:value-type="float" office:value="84544395" calcext:value-type="float">
            <text:p>84544395</text:p>
          </table:table-cell>
          <table:table-cell office:value-type="float" office:value="84622559" calcext:value-type="float">
            <text:p>84622559</text:p>
          </table:table-cell>
          <table:table-cell office:value-type="float" office:value="84605325" calcext:value-type="float">
            <text:p>84605325</text:p>
          </table:table-cell>
          <table:table-cell office:value-type="float" office:value="67909211" calcext:value-type="float">
            <text:p>67909211</text:p>
          </table:table-cell>
          <table:table-cell office:value-type="float" office:value="72254163" calcext:value-type="float">
            <text:p>72254163</text:p>
          </table:table-cell>
          <table:table-cell office:value-type="float" office:value="68530911" calcext:value-type="float">
            <text:p>68530911</text:p>
          </table:table-cell>
          <table:table-cell office:value-type="float" office:value="68539830" calcext:value-type="float">
            <text:p>68539830</text:p>
          </table:table-cell>
          <table:table-cell office:value-type="float" office:value="68550507" calcext:value-type="float">
            <text:p>68550507</text:p>
          </table:table-cell>
          <table:table-cell office:value-type="float" office:value="58058781" calcext:value-type="float">
            <text:p>58058781</text:p>
          </table:table-cell>
          <table:table-cell office:value-type="float" office:value="49453264" calcext:value-type="float">
            <text:p>49453264</text:p>
          </table:table-cell>
          <table:table-cell office:value-type="float" office:value="49683688" calcext:value-type="float">
            <text:p>49683688</text:p>
          </table:table-cell>
          <table:table-cell office:value-type="float" office:value="49634051" calcext:value-type="float">
            <text:p>49634051</text:p>
          </table:table-cell>
          <table:table-cell office:value-type="float" office:value="49391161" calcext:value-type="float">
            <text:p>49391161</text:p>
          </table:table-cell>
          <table:table-cell office:value-type="float" office:value="49628823" calcext:value-type="float">
            <text:p>49628823</text:p>
          </table:table-cell>
          <table:table-cell office:value-type="float" office:value="49884421" calcext:value-type="float">
            <text:p>49884421</text:p>
          </table:table-cell>
          <table:table-cell office:value-type="float" office:value="40818812" calcext:value-type="float">
            <text:p>40818812</text:p>
          </table:table-cell>
          <table:table-cell office:value-type="float" office:value="40496832" calcext:value-type="float">
            <text:p>40496832</text:p>
          </table:table-cell>
          <table:table-cell office:value-type="float" office:value="40474643" calcext:value-type="float">
            <text:p>40474643</text:p>
          </table:table-cell>
          <table:table-cell office:value-type="float" office:value="40466179" calcext:value-type="float">
            <text:p>40466179</text:p>
          </table:table-cell>
          <table:table-cell office:value-type="float" office:value="40754869" calcext:value-type="float">
            <text:p>40754869</text:p>
          </table:table-cell>
          <table:table-cell office:value-type="float" office:value="40885819" calcext:value-type="float">
            <text:p>40885819</text:p>
          </table:table-cell>
          <table:table-cell office:value-type="float" office:value="40493919" calcext:value-type="float">
            <text:p>40493919</text:p>
          </table:table-cell>
          <table:table-cell office:value-type="float" office:value="40489907" calcext:value-type="float">
            <text:p>40489907</text:p>
          </table:table-cell>
          <table:table-cell office:value-type="float" office:value="40332318" calcext:value-type="float">
            <text:p>40332318</text:p>
          </table:table-cell>
          <table:table-cell office:value-type="float" office:value="40183866" calcext:value-type="float">
            <text:p>40183866</text:p>
          </table:table-cell>
          <table:table-cell office:value-type="float" office:value="40357063" calcext:value-type="float">
            <text:p>40357063</text:p>
          </table:table-cell>
          <table:table-cell office:value-type="float" office:value="41528228" calcext:value-type="float">
            <text:p>41528228</text:p>
          </table:table-cell>
          <table:table-cell office:value-type="float" office:value="40419830" calcext:value-type="float">
            <text:p>40419830</text:p>
          </table:table-cell>
          <table:table-cell office:value-type="float" office:value="49382935" calcext:value-type="float">
            <text:p>49382935</text:p>
          </table:table-cell>
          <table:table-cell office:value-type="float" office:value="49430504" calcext:value-type="float">
            <text:p>49430504</text:p>
          </table:table-cell>
          <table:table-cell office:value-type="float" office:value="49106341" calcext:value-type="float">
            <text:p>49106341</text:p>
          </table:table-cell>
          <table:table-cell office:value-type="float" office:value="49623588" calcext:value-type="float">
            <text:p>49623588</text:p>
          </table:table-cell>
          <table:table-cell office:value-type="float" office:value="49775947" calcext:value-type="float">
            <text:p>49775947</text:p>
          </table:table-cell>
          <table:table-cell office:value-type="float" office:value="56633799" calcext:value-type="float">
            <text:p>56633799</text:p>
          </table:table-cell>
          <table:table-cell office:value-type="float" office:value="56327155" calcext:value-type="float">
            <text:p>56327155</text:p>
          </table:table-cell>
          <table:table-cell office:value-type="float" office:value="56434158" calcext:value-type="float">
            <text:p>56434158</text:p>
          </table:table-cell>
          <table:table-cell office:value-type="float" office:value="62033045" calcext:value-type="float">
            <text:p>62033045</text:p>
          </table:table-cell>
          <table:table-cell office:value-type="float" office:value="56244558" calcext:value-type="float">
            <text:p>56244558</text:p>
          </table:table-cell>
          <table:table-cell office:value-type="float" office:value="56215585" calcext:value-type="float">
            <text:p>56215585</text:p>
          </table:table-cell>
          <table:table-cell office:value-type="float" office:value="68601287" calcext:value-type="float">
            <text:p>68601287</text:p>
          </table:table-cell>
          <table:table-cell office:value-type="float" office:value="68796723" calcext:value-type="float">
            <text:p>68796723</text:p>
          </table:table-cell>
          <table:table-cell office:value-type="float" office:value="68559111" calcext:value-type="float">
            <text:p>68559111</text:p>
          </table:table-cell>
          <table:table-cell office:value-type="float" office:value="68967866" calcext:value-type="float">
            <text:p>68967866</text:p>
          </table:table-cell>
          <table:table-cell office:value-type="float" office:value="69042282" calcext:value-type="float">
            <text:p>69042282</text:p>
          </table:table-cell>
          <table:table-cell office:value-type="float" office:value="69122512" calcext:value-type="float">
            <text:p>69122512</text:p>
          </table:table-cell>
          <table:table-cell office:value-type="float" office:value="74580096" calcext:value-type="float">
            <text:p>74580096</text:p>
          </table:table-cell>
          <table:table-cell office:value-type="float" office:value="48228389" calcext:value-type="float">
            <text:p>48228389</text:p>
          </table:table-cell>
          <table:table-cell office:value-type="float" office:value="47886444" calcext:value-type="float">
            <text:p>47886444</text:p>
          </table:table-cell>
          <table:table-cell office:value-type="float" office:value="48250981" calcext:value-type="float">
            <text:p>48250981</text:p>
          </table:table-cell>
          <table:table-cell office:value-type="float" office:value="48300134" calcext:value-type="float">
            <text:p>48300134</text:p>
          </table:table-cell>
          <table:table-cell office:value-type="float" office:value="54888365" calcext:value-type="float">
            <text:p>54888365</text:p>
          </table:table-cell>
          <table:table-cell office:value-type="float" office:value="48337391" calcext:value-type="float">
            <text:p>48337391</text:p>
          </table:table-cell>
          <table:table-cell office:value-type="float" office:value="63160534" calcext:value-type="float">
            <text:p>63160534</text:p>
          </table:table-cell>
          <table:table-cell office:value-type="float" office:value="63460919" calcext:value-type="float">
            <text:p>63460919</text:p>
          </table:table-cell>
          <table:table-cell office:value-type="float" office:value="67445513" calcext:value-type="float">
            <text:p>67445513</text:p>
          </table:table-cell>
          <table:table-cell office:value-type="float" office:value="63322965" calcext:value-type="float">
            <text:p>63322965</text:p>
          </table:table-cell>
          <table:table-cell office:value-type="float" office:value="63690237" calcext:value-type="float">
            <text:p>63690237</text:p>
          </table:table-cell>
          <table:table-cell office:value-type="float" office:value="43078441" calcext:value-type="float">
            <text:p>43078441</text:p>
          </table:table-cell>
          <table:table-cell office:value-type="float" office:value="42691675" calcext:value-type="float">
            <text:p>42691675</text:p>
          </table:table-cell>
          <table:table-cell office:value-type="float" office:value="43029145" calcext:value-type="float">
            <text:p>43029145</text:p>
          </table:table-cell>
          <table:table-cell office:value-type="float" office:value="42803187" calcext:value-type="float">
            <text:p>42803187</text:p>
          </table:table-cell>
          <table:table-cell office:value-type="float" office:value="42927904" calcext:value-type="float">
            <text:p>42927904</text:p>
          </table:table-cell>
          <table:table-cell office:value-type="float" office:value="43005365" calcext:value-type="float">
            <text:p>43005365</text:p>
          </table:table-cell>
          <table:table-cell office:value-type="float" office:value="43107463" calcext:value-type="float">
            <text:p>43107463</text:p>
          </table:table-cell>
          <table:table-cell/>
          <table:table-cell table:formula="of:=AVERAGE([.B7:.CW7])" office:value-type="float" office:value="53731174.36" calcext:value-type="float">
            <text:p>53731174.36</text:p>
          </table:table-cell>
        </table:table-row>
        <table:table-row table:style-name="ro1">
          <table:table-cell/>
          <table:table-cell office:value-type="float" office:value="46865660" calcext:value-type="float">
            <text:p>46865660</text:p>
          </table:table-cell>
          <table:table-cell office:value-type="float" office:value="43015041" calcext:value-type="float">
            <text:p>43015041</text:p>
          </table:table-cell>
          <table:table-cell office:value-type="float" office:value="40450820" calcext:value-type="float">
            <text:p>40450820</text:p>
          </table:table-cell>
          <table:table-cell office:value-type="float" office:value="40345298" calcext:value-type="float">
            <text:p>40345298</text:p>
          </table:table-cell>
          <table:table-cell office:value-type="float" office:value="40620699" calcext:value-type="float">
            <text:p>40620699</text:p>
          </table:table-cell>
          <table:table-cell office:value-type="float" office:value="40175168" calcext:value-type="float">
            <text:p>40175168</text:p>
          </table:table-cell>
          <table:table-cell office:value-type="float" office:value="40352164" calcext:value-type="float">
            <text:p>40352164</text:p>
          </table:table-cell>
          <table:table-cell office:value-type="float" office:value="40446863" calcext:value-type="float">
            <text:p>40446863</text:p>
          </table:table-cell>
          <table:table-cell office:value-type="float" office:value="40535932" calcext:value-type="float">
            <text:p>40535932</text:p>
          </table:table-cell>
          <table:table-cell office:value-type="float" office:value="40481840" calcext:value-type="float">
            <text:p>40481840</text:p>
          </table:table-cell>
          <table:table-cell office:value-type="float" office:value="45030599" calcext:value-type="float">
            <text:p>45030599</text:p>
          </table:table-cell>
          <table:table-cell office:value-type="float" office:value="45053741" calcext:value-type="float">
            <text:p>45053741</text:p>
          </table:table-cell>
          <table:table-cell office:value-type="float" office:value="44935101" calcext:value-type="float">
            <text:p>44935101</text:p>
          </table:table-cell>
          <table:table-cell office:value-type="float" office:value="45211251" calcext:value-type="float">
            <text:p>45211251</text:p>
          </table:table-cell>
          <table:table-cell office:value-type="float" office:value="44896019" calcext:value-type="float">
            <text:p>44896019</text:p>
          </table:table-cell>
          <table:table-cell office:value-type="float" office:value="44759102" calcext:value-type="float">
            <text:p>44759102</text:p>
          </table:table-cell>
          <table:table-cell office:value-type="float" office:value="44963126" calcext:value-type="float">
            <text:p>44963126</text:p>
          </table:table-cell>
          <table:table-cell office:value-type="float" office:value="51788996" calcext:value-type="float">
            <text:p>51788996</text:p>
          </table:table-cell>
          <table:table-cell office:value-type="float" office:value="51773848" calcext:value-type="float">
            <text:p>51773848</text:p>
          </table:table-cell>
          <table:table-cell office:value-type="float" office:value="51883751" calcext:value-type="float">
            <text:p>51883751</text:p>
          </table:table-cell>
          <table:table-cell office:value-type="float" office:value="51757664" calcext:value-type="float">
            <text:p>51757664</text:p>
          </table:table-cell>
          <table:table-cell office:value-type="float" office:value="59190400" calcext:value-type="float">
            <text:p>59190400</text:p>
          </table:table-cell>
          <table:table-cell office:value-type="float" office:value="52235608" calcext:value-type="float">
            <text:p>52235608</text:p>
          </table:table-cell>
          <table:table-cell office:value-type="float" office:value="52405408" calcext:value-type="float">
            <text:p>52405408</text:p>
          </table:table-cell>
          <table:table-cell office:value-type="float" office:value="52453510" calcext:value-type="float">
            <text:p>52453510</text:p>
          </table:table-cell>
          <table:table-cell office:value-type="float" office:value="52663083" calcext:value-type="float">
            <text:p>52663083</text:p>
          </table:table-cell>
          <table:table-cell office:value-type="float" office:value="52265746" calcext:value-type="float">
            <text:p>52265746</text:p>
          </table:table-cell>
          <table:table-cell office:value-type="float" office:value="52281325" calcext:value-type="float">
            <text:p>52281325</text:p>
          </table:table-cell>
          <table:table-cell office:value-type="float" office:value="47728242" calcext:value-type="float">
            <text:p>47728242</text:p>
          </table:table-cell>
          <table:table-cell office:value-type="float" office:value="48070609" calcext:value-type="float">
            <text:p>48070609</text:p>
          </table:table-cell>
          <table:table-cell office:value-type="float" office:value="47911581" calcext:value-type="float">
            <text:p>47911581</text:p>
          </table:table-cell>
          <table:table-cell office:value-type="float" office:value="59523292" calcext:value-type="float">
            <text:p>59523292</text:p>
          </table:table-cell>
          <table:table-cell office:value-type="float" office:value="47733537" calcext:value-type="float">
            <text:p>47733537</text:p>
          </table:table-cell>
          <table:table-cell office:value-type="float" office:value="47784166" calcext:value-type="float">
            <text:p>47784166</text:p>
          </table:table-cell>
          <table:table-cell office:value-type="float" office:value="60734925" calcext:value-type="float">
            <text:p>60734925</text:p>
          </table:table-cell>
          <table:table-cell office:value-type="float" office:value="60592391" calcext:value-type="float">
            <text:p>60592391</text:p>
          </table:table-cell>
          <table:table-cell office:value-type="float" office:value="60817994" calcext:value-type="float">
            <text:p>60817994</text:p>
          </table:table-cell>
          <table:table-cell office:value-type="float" office:value="60502347" calcext:value-type="float">
            <text:p>60502347</text:p>
          </table:table-cell>
          <table:table-cell office:value-type="float" office:value="60545713" calcext:value-type="float">
            <text:p>60545713</text:p>
          </table:table-cell>
          <table:table-cell office:value-type="float" office:value="60598346" calcext:value-type="float">
            <text:p>60598346</text:p>
          </table:table-cell>
          <table:table-cell office:value-type="float" office:value="60597784" calcext:value-type="float">
            <text:p>60597784</text:p>
          </table:table-cell>
          <table:table-cell office:value-type="float" office:value="71348097" calcext:value-type="float">
            <text:p>71348097</text:p>
          </table:table-cell>
          <table:table-cell office:value-type="float" office:value="71619374" calcext:value-type="float">
            <text:p>71619374</text:p>
          </table:table-cell>
          <table:table-cell office:value-type="float" office:value="71384451" calcext:value-type="float">
            <text:p>71384451</text:p>
          </table:table-cell>
          <table:table-cell office:value-type="float" office:value="71594574" calcext:value-type="float">
            <text:p>71594574</text:p>
          </table:table-cell>
          <table:table-cell office:value-type="float" office:value="77063769" calcext:value-type="float">
            <text:p>77063769</text:p>
          </table:table-cell>
          <table:table-cell office:value-type="float" office:value="72308226" calcext:value-type="float">
            <text:p>72308226</text:p>
          </table:table-cell>
          <table:table-cell office:value-type="float" office:value="53133575" calcext:value-type="float">
            <text:p>53133575</text:p>
          </table:table-cell>
          <table:table-cell office:value-type="float" office:value="49008239" calcext:value-type="float">
            <text:p>49008239</text:p>
          </table:table-cell>
          <table:table-cell office:value-type="float" office:value="49466210" calcext:value-type="float">
            <text:p>49466210</text:p>
          </table:table-cell>
          <table:table-cell office:value-type="float" office:value="49118940" calcext:value-type="float">
            <text:p>49118940</text:p>
          </table:table-cell>
          <table:table-cell office:value-type="float" office:value="49123544" calcext:value-type="float">
            <text:p>49123544</text:p>
          </table:table-cell>
          <table:table-cell office:value-type="float" office:value="49482286" calcext:value-type="float">
            <text:p>49482286</text:p>
          </table:table-cell>
          <table:table-cell office:value-type="float" office:value="49327101" calcext:value-type="float">
            <text:p>49327101</text:p>
          </table:table-cell>
          <table:table-cell office:value-type="float" office:value="64095662" calcext:value-type="float">
            <text:p>64095662</text:p>
          </table:table-cell>
          <table:table-cell office:value-type="float" office:value="64039782" calcext:value-type="float">
            <text:p>64039782</text:p>
          </table:table-cell>
          <table:table-cell office:value-type="float" office:value="64335625" calcext:value-type="float">
            <text:p>64335625</text:p>
          </table:table-cell>
          <table:table-cell office:value-type="float" office:value="64118969" calcext:value-type="float">
            <text:p>64118969</text:p>
          </table:table-cell>
          <table:table-cell office:value-type="float" office:value="70945143" calcext:value-type="float">
            <text:p>70945143</text:p>
          </table:table-cell>
          <table:table-cell office:value-type="float" office:value="42549772" calcext:value-type="float">
            <text:p>42549772</text:p>
          </table:table-cell>
          <table:table-cell office:value-type="float" office:value="42319724" calcext:value-type="float">
            <text:p>42319724</text:p>
          </table:table-cell>
          <table:table-cell office:value-type="float" office:value="42722865" calcext:value-type="float">
            <text:p>42722865</text:p>
          </table:table-cell>
          <table:table-cell office:value-type="float" office:value="42271692" calcext:value-type="float">
            <text:p>42271692</text:p>
          </table:table-cell>
          <table:table-cell office:value-type="float" office:value="42978022" calcext:value-type="float">
            <text:p>42978022</text:p>
          </table:table-cell>
          <table:table-cell office:value-type="float" office:value="47707759" calcext:value-type="float">
            <text:p>47707759</text:p>
          </table:table-cell>
          <table:table-cell office:value-type="float" office:value="54011128" calcext:value-type="float">
            <text:p>54011128</text:p>
          </table:table-cell>
          <table:table-cell office:value-type="float" office:value="54094597" calcext:value-type="float">
            <text:p>54094597</text:p>
          </table:table-cell>
          <table:table-cell office:value-type="float" office:value="53980288" calcext:value-type="float">
            <text:p>53980288</text:p>
          </table:table-cell>
          <table:table-cell office:value-type="float" office:value="54223250" calcext:value-type="float">
            <text:p>54223250</text:p>
          </table:table-cell>
          <table:table-cell office:value-type="float" office:value="54164948" calcext:value-type="float">
            <text:p>54164948</text:p>
          </table:table-cell>
          <table:table-cell office:value-type="float" office:value="54036574" calcext:value-type="float">
            <text:p>54036574</text:p>
          </table:table-cell>
          <table:table-cell office:value-type="float" office:value="45523560" calcext:value-type="float">
            <text:p>45523560</text:p>
          </table:table-cell>
          <table:table-cell office:value-type="float" office:value="39472028" calcext:value-type="float">
            <text:p>39472028</text:p>
          </table:table-cell>
          <table:table-cell office:value-type="float" office:value="39369059" calcext:value-type="float">
            <text:p>39369059</text:p>
          </table:table-cell>
          <table:table-cell office:value-type="float" office:value="39561057" calcext:value-type="float">
            <text:p>39561057</text:p>
          </table:table-cell>
          <table:table-cell office:value-type="float" office:value="39685153" calcext:value-type="float">
            <text:p>39685153</text:p>
          </table:table-cell>
          <table:table-cell office:value-type="float" office:value="39608760" calcext:value-type="float">
            <text:p>39608760</text:p>
          </table:table-cell>
          <table:table-cell office:value-type="float" office:value="49495127" calcext:value-type="float">
            <text:p>49495127</text:p>
          </table:table-cell>
          <table:table-cell office:value-type="float" office:value="38690677" calcext:value-type="float">
            <text:p>38690677</text:p>
          </table:table-cell>
          <table:table-cell office:value-type="float" office:value="38783823" calcext:value-type="float">
            <text:p>38783823</text:p>
          </table:table-cell>
          <table:table-cell office:value-type="float" office:value="38825825" calcext:value-type="float">
            <text:p>38825825</text:p>
          </table:table-cell>
          <table:table-cell office:value-type="float" office:value="39190106" calcext:value-type="float">
            <text:p>39190106</text:p>
          </table:table-cell>
          <table:table-cell office:value-type="float" office:value="39070257" calcext:value-type="float">
            <text:p>39070257</text:p>
          </table:table-cell>
          <table:table-cell office:value-type="float" office:value="38741166" calcext:value-type="float">
            <text:p>38741166</text:p>
          </table:table-cell>
          <table:table-cell office:value-type="float" office:value="38332010" calcext:value-type="float">
            <text:p>38332010</text:p>
          </table:table-cell>
          <table:table-cell office:value-type="float" office:value="37881318" calcext:value-type="float">
            <text:p>37881318</text:p>
          </table:table-cell>
          <table:table-cell office:value-type="float" office:value="37790721" calcext:value-type="float">
            <text:p>37790721</text:p>
          </table:table-cell>
          <table:table-cell office:value-type="float" office:value="38106571" calcext:value-type="float">
            <text:p>38106571</text:p>
          </table:table-cell>
          <table:table-cell office:value-type="float" office:value="38120538" calcext:value-type="float">
            <text:p>38120538</text:p>
          </table:table-cell>
          <table:table-cell office:value-type="float" office:value="43898588" calcext:value-type="float">
            <text:p>43898588</text:p>
          </table:table-cell>
          <table:table-cell office:value-type="float" office:value="43789841" calcext:value-type="float">
            <text:p>43789841</text:p>
          </table:table-cell>
          <table:table-cell office:value-type="float" office:value="44060325" calcext:value-type="float">
            <text:p>44060325</text:p>
          </table:table-cell>
          <table:table-cell office:value-type="float" office:value="47389575" calcext:value-type="float">
            <text:p>47389575</text:p>
          </table:table-cell>
          <table:table-cell office:value-type="float" office:value="43921203" calcext:value-type="float">
            <text:p>43921203</text:p>
          </table:table-cell>
          <table:table-cell office:value-type="float" office:value="39213786" calcext:value-type="float">
            <text:p>39213786</text:p>
          </table:table-cell>
          <table:table-cell office:value-type="float" office:value="42177793" calcext:value-type="float">
            <text:p>42177793</text:p>
          </table:table-cell>
          <table:table-cell office:value-type="float" office:value="38999504" calcext:value-type="float">
            <text:p>38999504</text:p>
          </table:table-cell>
          <table:table-cell office:value-type="float" office:value="39316641" calcext:value-type="float">
            <text:p>39316641</text:p>
          </table:table-cell>
          <table:table-cell office:value-type="float" office:value="39108105" calcext:value-type="float">
            <text:p>39108105</text:p>
          </table:table-cell>
          <table:table-cell office:value-type="float" office:value="39311559" calcext:value-type="float">
            <text:p>39311559</text:p>
          </table:table-cell>
          <table:table-cell/>
          <table:table-cell table:formula="of:=AVERAGE([.B8:.CW8])" office:value-type="float" office:value="49059875.52" calcext:value-type="float">
            <text:p>49059875.52</text:p>
          </table:table-cell>
        </table:table-row>
        <table:table-row table:style-name="ro1">
          <table:table-cell/>
          <table:table-cell office:value-type="float" office:value="71761274" calcext:value-type="float">
            <text:p>71761274</text:p>
          </table:table-cell>
          <table:table-cell office:value-type="float" office:value="69286787" calcext:value-type="float">
            <text:p>69286787</text:p>
          </table:table-cell>
          <table:table-cell office:value-type="float" office:value="69111594" calcext:value-type="float">
            <text:p>69111594</text:p>
          </table:table-cell>
          <table:table-cell office:value-type="float" office:value="69062156" calcext:value-type="float">
            <text:p>69062156</text:p>
          </table:table-cell>
          <table:table-cell office:value-type="float" office:value="69289575" calcext:value-type="float">
            <text:p>69289575</text:p>
          </table:table-cell>
          <table:table-cell office:value-type="float" office:value="68979885" calcext:value-type="float">
            <text:p>68979885</text:p>
          </table:table-cell>
          <table:table-cell office:value-type="float" office:value="74217091" calcext:value-type="float">
            <text:p>74217091</text:p>
          </table:table-cell>
          <table:table-cell office:value-type="float" office:value="74125482" calcext:value-type="float">
            <text:p>74125482</text:p>
          </table:table-cell>
          <table:table-cell office:value-type="float" office:value="74515743" calcext:value-type="float">
            <text:p>74515743</text:p>
          </table:table-cell>
          <table:table-cell office:value-type="float" office:value="74226869" calcext:value-type="float">
            <text:p>74226869</text:p>
          </table:table-cell>
          <table:table-cell office:value-type="float" office:value="74294412" calcext:value-type="float">
            <text:p>74294412</text:p>
          </table:table-cell>
          <table:table-cell office:value-type="float" office:value="42047907" calcext:value-type="float">
            <text:p>42047907</text:p>
          </table:table-cell>
          <table:table-cell office:value-type="float" office:value="41736097" calcext:value-type="float">
            <text:p>41736097</text:p>
          </table:table-cell>
          <table:table-cell office:value-type="float" office:value="41691440" calcext:value-type="float">
            <text:p>41691440</text:p>
          </table:table-cell>
          <table:table-cell office:value-type="float" office:value="41726854" calcext:value-type="float">
            <text:p>41726854</text:p>
          </table:table-cell>
          <table:table-cell office:value-type="float" office:value="41738820" calcext:value-type="float">
            <text:p>41738820</text:p>
          </table:table-cell>
          <table:table-cell office:value-type="float" office:value="41851808" calcext:value-type="float">
            <text:p>41851808</text:p>
          </table:table-cell>
          <table:table-cell office:value-type="float" office:value="41703400" calcext:value-type="float">
            <text:p>41703400</text:p>
          </table:table-cell>
          <table:table-cell office:value-type="float" office:value="41874597" calcext:value-type="float">
            <text:p>41874597</text:p>
          </table:table-cell>
          <table:table-cell office:value-type="float" office:value="41378743" calcext:value-type="float">
            <text:p>41378743</text:p>
          </table:table-cell>
          <table:table-cell office:value-type="float" office:value="41599770" calcext:value-type="float">
            <text:p>41599770</text:p>
          </table:table-cell>
          <table:table-cell office:value-type="float" office:value="41632126" calcext:value-type="float">
            <text:p>41632126</text:p>
          </table:table-cell>
          <table:table-cell office:value-type="float" office:value="41405862" calcext:value-type="float">
            <text:p>41405862</text:p>
          </table:table-cell>
          <table:table-cell office:value-type="float" office:value="46387927" calcext:value-type="float">
            <text:p>46387927</text:p>
          </table:table-cell>
          <table:table-cell office:value-type="float" office:value="41754780" calcext:value-type="float">
            <text:p>41754780</text:p>
          </table:table-cell>
          <table:table-cell office:value-type="float" office:value="41931930" calcext:value-type="float">
            <text:p>41931930</text:p>
          </table:table-cell>
          <table:table-cell office:value-type="float" office:value="91090884" calcext:value-type="float">
            <text:p>91090884</text:p>
          </table:table-cell>
          <table:table-cell office:value-type="float" office:value="91083921" calcext:value-type="float">
            <text:p>91083921</text:p>
          </table:table-cell>
          <table:table-cell office:value-type="float" office:value="91130970" calcext:value-type="float">
            <text:p>91130970</text:p>
          </table:table-cell>
          <table:table-cell office:value-type="float" office:value="97174236" calcext:value-type="float">
            <text:p>97174236</text:p>
          </table:table-cell>
          <table:table-cell office:value-type="float" office:value="48043694" calcext:value-type="float">
            <text:p>48043694</text:p>
          </table:table-cell>
          <table:table-cell office:value-type="float" office:value="47984940" calcext:value-type="float">
            <text:p>47984940</text:p>
          </table:table-cell>
          <table:table-cell office:value-type="float" office:value="47789363" calcext:value-type="float">
            <text:p>47789363</text:p>
          </table:table-cell>
          <table:table-cell office:value-type="float" office:value="47919663" calcext:value-type="float">
            <text:p>47919663</text:p>
          </table:table-cell>
          <table:table-cell office:value-type="float" office:value="48189098" calcext:value-type="float">
            <text:p>48189098</text:p>
          </table:table-cell>
          <table:table-cell office:value-type="float" office:value="48059807" calcext:value-type="float">
            <text:p>48059807</text:p>
          </table:table-cell>
          <table:table-cell office:value-type="float" office:value="48175343" calcext:value-type="float">
            <text:p>48175343</text:p>
          </table:table-cell>
          <table:table-cell office:value-type="float" office:value="43239788" calcext:value-type="float">
            <text:p>43239788</text:p>
          </table:table-cell>
          <table:table-cell office:value-type="float" office:value="43023736" calcext:value-type="float">
            <text:p>43023736</text:p>
          </table:table-cell>
          <table:table-cell office:value-type="float" office:value="43154301" calcext:value-type="float">
            <text:p>43154301</text:p>
          </table:table-cell>
          <table:table-cell office:value-type="float" office:value="43358020" calcext:value-type="float">
            <text:p>43358020</text:p>
          </table:table-cell>
          <table:table-cell office:value-type="float" office:value="43294751" calcext:value-type="float">
            <text:p>43294751</text:p>
          </table:table-cell>
          <table:table-cell office:value-type="float" office:value="43477724" calcext:value-type="float">
            <text:p>43477724</text:p>
          </table:table-cell>
          <table:table-cell office:value-type="float" office:value="43053492" calcext:value-type="float">
            <text:p>43053492</text:p>
          </table:table-cell>
          <table:table-cell office:value-type="float" office:value="53037593" calcext:value-type="float">
            <text:p>53037593</text:p>
          </table:table-cell>
          <table:table-cell office:value-type="float" office:value="52897823" calcext:value-type="float">
            <text:p>52897823</text:p>
          </table:table-cell>
          <table:table-cell office:value-type="float" office:value="53276308" calcext:value-type="float">
            <text:p>53276308</text:p>
          </table:table-cell>
          <table:table-cell office:value-type="float" office:value="53019340" calcext:value-type="float">
            <text:p>53019340</text:p>
          </table:table-cell>
          <table:table-cell office:value-type="float" office:value="53035540" calcext:value-type="float">
            <text:p>53035540</text:p>
          </table:table-cell>
          <table:table-cell office:value-type="float" office:value="52866041" calcext:value-type="float">
            <text:p>52866041</text:p>
          </table:table-cell>
          <table:table-cell office:value-type="float" office:value="53060978" calcext:value-type="float">
            <text:p>53060978</text:p>
          </table:table-cell>
          <table:table-cell office:value-type="float" office:value="38302090" calcext:value-type="float">
            <text:p>38302090</text:p>
          </table:table-cell>
          <table:table-cell office:value-type="float" office:value="38403792" calcext:value-type="float">
            <text:p>38403792</text:p>
          </table:table-cell>
          <table:table-cell office:value-type="float" office:value="38309307" calcext:value-type="float">
            <text:p>38309307</text:p>
          </table:table-cell>
          <table:table-cell office:value-type="float" office:value="38270000" calcext:value-type="float">
            <text:p>38270000</text:p>
          </table:table-cell>
          <table:table-cell office:value-type="float" office:value="38201366" calcext:value-type="float">
            <text:p>38201366</text:p>
          </table:table-cell>
          <table:table-cell office:value-type="float" office:value="38553220" calcext:value-type="float">
            <text:p>38553220</text:p>
          </table:table-cell>
          <table:table-cell office:value-type="float" office:value="40524215" calcext:value-type="float">
            <text:p>40524215</text:p>
          </table:table-cell>
          <table:table-cell office:value-type="float" office:value="38437500" calcext:value-type="float">
            <text:p>38437500</text:p>
          </table:table-cell>
          <table:table-cell office:value-type="float" office:value="39694369" calcext:value-type="float">
            <text:p>39694369</text:p>
          </table:table-cell>
          <table:table-cell office:value-type="float" office:value="40033447" calcext:value-type="float">
            <text:p>40033447</text:p>
          </table:table-cell>
          <table:table-cell office:value-type="float" office:value="39833354" calcext:value-type="float">
            <text:p>39833354</text:p>
          </table:table-cell>
          <table:table-cell office:value-type="float" office:value="39893181" calcext:value-type="float">
            <text:p>39893181</text:p>
          </table:table-cell>
          <table:table-cell office:value-type="float" office:value="39445274" calcext:value-type="float">
            <text:p>39445274</text:p>
          </table:table-cell>
          <table:table-cell office:value-type="float" office:value="39824133" calcext:value-type="float">
            <text:p>39824133</text:p>
          </table:table-cell>
          <table:table-cell office:value-type="float" office:value="39901286" calcext:value-type="float">
            <text:p>39901286</text:p>
          </table:table-cell>
          <table:table-cell office:value-type="float" office:value="55741264" calcext:value-type="float">
            <text:p>55741264</text:p>
          </table:table-cell>
          <table:table-cell office:value-type="float" office:value="49727150" calcext:value-type="float">
            <text:p>49727150</text:p>
          </table:table-cell>
          <table:table-cell office:value-type="float" office:value="49740694" calcext:value-type="float">
            <text:p>49740694</text:p>
          </table:table-cell>
          <table:table-cell office:value-type="float" office:value="49614812" calcext:value-type="float">
            <text:p>49614812</text:p>
          </table:table-cell>
          <table:table-cell office:value-type="float" office:value="49581871" calcext:value-type="float">
            <text:p>49581871</text:p>
          </table:table-cell>
          <table:table-cell office:value-type="float" office:value="49858393" calcext:value-type="float">
            <text:p>49858393</text:p>
          </table:table-cell>
          <table:table-cell office:value-type="float" office:value="49791005" calcext:value-type="float">
            <text:p>49791005</text:p>
          </table:table-cell>
          <table:table-cell office:value-type="float" office:value="44354416" calcext:value-type="float">
            <text:p>44354416</text:p>
          </table:table-cell>
          <table:table-cell office:value-type="float" office:value="44495157" calcext:value-type="float">
            <text:p>44495157</text:p>
          </table:table-cell>
          <table:table-cell office:value-type="float" office:value="44344997" calcext:value-type="float">
            <text:p>44344997</text:p>
          </table:table-cell>
          <table:table-cell office:value-type="float" office:value="44304100" calcext:value-type="float">
            <text:p>44304100</text:p>
          </table:table-cell>
          <table:table-cell office:value-type="float" office:value="44278886" calcext:value-type="float">
            <text:p>44278886</text:p>
          </table:table-cell>
          <table:table-cell office:value-type="float" office:value="50818332" calcext:value-type="float">
            <text:p>50818332</text:p>
          </table:table-cell>
          <table:table-cell office:value-type="float" office:value="44501575" calcext:value-type="float">
            <text:p>44501575</text:p>
          </table:table-cell>
          <table:table-cell office:value-type="float" office:value="46894704" calcext:value-type="float">
            <text:p>46894704</text:p>
          </table:table-cell>
          <table:table-cell office:value-type="float" office:value="46896943" calcext:value-type="float">
            <text:p>46896943</text:p>
          </table:table-cell>
          <table:table-cell office:value-type="float" office:value="46738568" calcext:value-type="float">
            <text:p>46738568</text:p>
          </table:table-cell>
          <table:table-cell office:value-type="float" office:value="47090228" calcext:value-type="float">
            <text:p>47090228</text:p>
          </table:table-cell>
          <table:table-cell office:value-type="float" office:value="47294365" calcext:value-type="float">
            <text:p>47294365</text:p>
          </table:table-cell>
          <table:table-cell office:value-type="float" office:value="58701118" calcext:value-type="float">
            <text:p>58701118</text:p>
          </table:table-cell>
          <table:table-cell office:value-type="float" office:value="46923732" calcext:value-type="float">
            <text:p>46923732</text:p>
          </table:table-cell>
          <table:table-cell office:value-type="float" office:value="83029645" calcext:value-type="float">
            <text:p>83029645</text:p>
          </table:table-cell>
          <table:table-cell office:value-type="float" office:value="86292246" calcext:value-type="float">
            <text:p>86292246</text:p>
          </table:table-cell>
          <table:table-cell office:value-type="float" office:value="80787701" calcext:value-type="float">
            <text:p>80787701</text:p>
          </table:table-cell>
          <table:table-cell office:value-type="float" office:value="89006941" calcext:value-type="float">
            <text:p>89006941</text:p>
          </table:table-cell>
          <table:table-cell office:value-type="float" office:value="84302586" calcext:value-type="float">
            <text:p>84302586</text:p>
          </table:table-cell>
          <table:table-cell office:value-type="float" office:value="40155110" calcext:value-type="float">
            <text:p>40155110</text:p>
          </table:table-cell>
          <table:table-cell office:value-type="float" office:value="40552220" calcext:value-type="float">
            <text:p>40552220</text:p>
          </table:table-cell>
          <table:table-cell office:value-type="float" office:value="40549199" calcext:value-type="float">
            <text:p>40549199</text:p>
          </table:table-cell>
          <table:table-cell office:value-type="float" office:value="39916967" calcext:value-type="float">
            <text:p>39916967</text:p>
          </table:table-cell>
          <table:table-cell office:value-type="float" office:value="39928664" calcext:value-type="float">
            <text:p>39928664</text:p>
          </table:table-cell>
          <table:table-cell office:value-type="float" office:value="40359124" calcext:value-type="float">
            <text:p>40359124</text:p>
          </table:table-cell>
          <table:table-cell office:value-type="float" office:value="43661994" calcext:value-type="float">
            <text:p>43661994</text:p>
          </table:table-cell>
          <table:table-cell office:value-type="float" office:value="43674483" calcext:value-type="float">
            <text:p>43674483</text:p>
          </table:table-cell>
          <table:table-cell/>
          <table:table-cell table:formula="of:=AVERAGE([.B9:.CW9])" office:value-type="float" office:value="51513060.07" calcext:value-type="float">
            <text:p>51513060.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2T11:30:29.801505382</dc:date>
    <meta:document-statistic meta:table-count="1" meta:cell-count="909" meta:object-count="1"/>
    <meta:generator>LibreOffice/4.2.6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1cm" svg:y="4.201cm" style:legend-expansion="high" chart:style-name="ch2"/>
        <chart:plot-area chart:style-name="ch3" table:cell-range-address="Sheet1.CY1:Sheet1.CY9" svg:x="0.77cm" svg:y="0.855cm" svg:width="11.5cm" svg:height="7.545cm">
          <chartooo:coordinate-region svg:x="2.503cm" svg:y="1.054cm" svg:width="9.673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Y1:Sheet1.CY9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553339.4">
                <text:p>26553339.4</text:p>
                <draw:g>
                  <svg:desc>Sheet1.CY1:Sheet1.CY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444644.87">
                <text:p>54444644.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385333.3">
                <text:p>44385333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799759.99">
                <text:p>51799759.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235989.13">
                <text:p>48235989.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841474.72">
                <text:p>50841474.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731174.36">
                <text:p>53731174.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059875.52">
                <text:p>49059875.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513060.07">
                <text:p>51513060.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